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306cm"/>
    </style:style>
    <style:style style:name="gr2" style:family="graphic" style:parent-style-name="standard">
      <style:graphic-properties draw:stroke="none" svg:stroke-color="#000000" draw:fill="none" draw:fill-color="#ffffff" fo:min-height="0.147cm"/>
    </style:style>
    <style:style style:name="gr3" style:family="graphic" style:parent-style-name="standard">
      <style:graphic-properties draw:stroke="none" svg:stroke-color="#000000" draw:fill="none" draw:fill-color="#ffffff" fo:min-height="1.111cm"/>
    </style:style>
    <style:style style:name="gr4" style:family="graphic" style:parent-style-name="standard">
      <style:graphic-properties draw:marker-end="Arrow" draw:marker-end-width="0.102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227cm"/>
    </style:style>
    <style:style style:name="gr7" style:family="graphic" style:parent-style-name="standard">
      <style:graphic-properties draw:marker-start="Arrow" draw:marker-start-width="0.102cm" draw:marker-end="Arrow" draw:marker-end-width="0.102cm" draw:textarea-horizontal-align="center" draw:textarea-vertical-align="middle"/>
    </style:style>
    <style:style style:name="gr8" style:family="graphic" style:parent-style-name="standard">
      <style:graphic-properties draw:fill="none" draw:textarea-horizontal-align="center" draw:textarea-vertical-align="middle"/>
    </style:style>
    <style:style style:name="P1" style:family="paragraph">
      <style:text-properties fo:font-size="8pt" style:font-size-asian="18pt" style:font-size-complex="18pt"/>
    </style:style>
    <style:style style:name="P2" style:family="paragraph">
      <style:text-properties fo:font-size="14pt" style:font-size-asian="18pt" style:font-size-complex="18pt"/>
    </style:style>
    <style:style style:name="P3" style:family="paragraph">
      <style:paragraph-properties fo:text-align="center"/>
    </style:style>
    <style:style style:name="P4" style:family="paragraph">
      <style:text-properties fo:font-size="7pt" style:font-size-asian="7pt" style:font-size-complex="7pt"/>
    </style:style>
    <style:style style:name="T1" style:family="text">
      <style:text-properties fo:font-size="7pt" style:font-size-asian="7pt" style:font-size-complex="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style0" draw:layer="layout" svg:width="24.794cm" svg:height="0cm" svg:x="1.619cm" svg:y="18.616cm" svg:viewBox="0 0 24795 0" draw:points="0,0 24795,0 0,0">
          <text:p/>
        </draw:polyline>
        <draw:polyline draw:style-name="style0" draw:layer="layout" svg:width="0cm" svg:height="17.175cm" svg:x="26.415cm" svg:y="1.441cm" svg:viewBox="0 0 0 17176" draw:points="0,17176 0,0 0,17176">
          <text:p/>
        </draw:polyline>
        <draw:polyline draw:style-name="style0" draw:layer="layout" svg:width="24.794cm" svg:height="0cm" svg:x="1.619cm" svg:y="1.441cm" svg:viewBox="0 0 24795 0" draw:points="24795,0 0,0 24795,0">
          <text:p/>
        </draw:polyline>
        <draw:polyline draw:style-name="style0" draw:layer="layout" svg:width="0cm" svg:height="17.175cm" svg:x="1.619cm" svg:y="1.441cm" svg:viewBox="0 0 0 17176" draw:points="0,0 0,17176 0,0">
          <text:p/>
        </draw:polyline>
        <draw:polyline draw:style-name="style0" draw:layer="layout" svg:width="0cm" svg:height="0.619cm" svg:x="14.017cm" svg:y="0.822cm" svg:viewBox="0 0 0 620" draw:points="0,620 0,0 0,620">
          <text:p/>
        </draw:polyline>
        <draw:polyline draw:style-name="style0" draw:layer="layout" svg:width="0cm" svg:height="0.62cm" svg:x="14.017cm" svg:y="18.616cm" svg:viewBox="0 0 0 621" draw:points="0,0 0,621 0,0">
          <text:p/>
        </draw:polyline>
        <draw:polyline draw:style-name="style0" draw:layer="layout" svg:width="0.619cm" svg:height="0cm" svg:x="1cm" svg:y="10.029cm" svg:viewBox="0 0 620 0" draw:points="620,0 0,0 620,0">
          <text:p/>
        </draw:polyline>
        <draw:polyline draw:style-name="style0" draw:layer="layout" svg:width="0.619cm" svg:height="0cm" svg:x="26.415cm" svg:y="10.029cm" svg:viewBox="0 0 620 0" draw:points="0,0 620,0 0,0">
          <text:p/>
        </draw:polyline>
        <draw:polyline draw:style-name="style0" draw:layer="layout" svg:width="0cm" svg:height="0.464cm" svg:x="23.78cm" svg:y="18.616cm" svg:viewBox="0 0 0 465" draw:points="0,0 0,465 0,0">
          <text:p/>
        </draw:polyline>
        <draw:polyline draw:style-name="style0" draw:layer="layout" svg:width="0cm" svg:height="0.464cm" svg:x="4.254cm" svg:y="18.616cm" svg:viewBox="0 0 0 465" draw:points="0,0 0,465 0,0">
          <text:p/>
        </draw:polyline>
        <draw:polyline draw:style-name="style0" draw:layer="layout" svg:width="0cm" svg:height="0.464cm" svg:x="20.525cm" svg:y="18.616cm" svg:viewBox="0 0 0 465" draw:points="0,0 0,465 0,0">
          <text:p/>
        </draw:polyline>
        <draw:polyline draw:style-name="style0" draw:layer="layout" svg:width="0cm" svg:height="0.464cm" svg:x="7.508cm" svg:y="18.616cm" svg:viewBox="0 0 0 465" draw:points="0,0 0,465 0,0">
          <text:p/>
        </draw:polyline>
        <draw:polyline draw:style-name="style0" draw:layer="layout" svg:width="0cm" svg:height="0.464cm" svg:x="17.271cm" svg:y="0.977cm" svg:viewBox="0 0 0 465" draw:points="0,465 0,0 0,465">
          <text:p/>
        </draw:polyline>
        <draw:polyline draw:style-name="style0" draw:layer="layout" svg:width="0cm" svg:height="0.464cm" svg:x="10.762cm" svg:y="0.977cm" svg:viewBox="0 0 0 465" draw:points="0,465 0,0 0,465">
          <text:p/>
        </draw:polyline>
        <draw:polyline draw:style-name="style0" draw:layer="layout" svg:width="0cm" svg:height="0.464cm" svg:x="20.525cm" svg:y="0.977cm" svg:viewBox="0 0 0 465" draw:points="0,465 0,0 0,465">
          <text:p/>
        </draw:polyline>
        <draw:polyline draw:style-name="style0" draw:layer="layout" svg:width="0cm" svg:height="0.464cm" svg:x="7.508cm" svg:y="0.977cm" svg:viewBox="0 0 0 465" draw:points="0,465 0,0 0,465">
          <text:p/>
        </draw:polyline>
        <draw:polyline draw:style-name="style0" draw:layer="layout" svg:width="0cm" svg:height="0.464cm" svg:x="23.78cm" svg:y="0.977cm" svg:viewBox="0 0 0 465" draw:points="0,465 0,0 0,465">
          <text:p/>
        </draw:polyline>
        <draw:polyline draw:style-name="style0" draw:layer="layout" svg:width="0cm" svg:height="0.464cm" svg:x="4.254cm" svg:y="0.977cm" svg:viewBox="0 0 0 465" draw:points="0,465 0,0 0,465">
          <text:p/>
        </draw:polyline>
        <draw:polyline draw:style-name="style0" draw:layer="layout" svg:width="0.464cm" svg:height="0cm" svg:x="1.155cm" svg:y="5.428cm" svg:viewBox="0 0 465 0" draw:points="465,0 0,0 465,0">
          <text:p/>
        </draw:polyline>
        <draw:polyline draw:style-name="style0" draw:layer="layout" svg:width="0.464cm" svg:height="0cm" svg:x="1.155cm" svg:y="14.63cm" svg:viewBox="0 0 465 0" draw:points="465,0 0,0 465,0">
          <text:p/>
        </draw:polyline>
        <draw:polyline draw:style-name="style0" draw:layer="layout" svg:width="0.464cm" svg:height="0cm" svg:x="26.415cm" svg:y="5.428cm" svg:viewBox="0 0 465 0" draw:points="0,0 465,0 0,0">
          <text:p/>
        </draw:polyline>
        <draw:polyline draw:style-name="style0" draw:layer="layout" svg:width="0.464cm" svg:height="0cm" svg:x="26.415cm" svg:y="14.63cm" svg:viewBox="0 0 465 0" draw:points="0,0 465,0 0,0">
          <text:p/>
        </draw:polyline>
        <draw:polyline draw:style-name="style0" draw:layer="layout" svg:width="12.397cm" svg:height="0cm" svg:x="7.818cm" svg:y="18.772cm" svg:viewBox="0 0 12398 0" draw:points="0,0 12398,0 0,0">
          <text:p/>
        </draw:polyline>
        <draw:polyline draw:style-name="style0" draw:layer="layout" svg:width="0cm" svg:height="0.309cm" svg:x="10.918cm" svg:y="18.616cm" svg:viewBox="0 0 0 310" draw:points="0,0 0,310 0,0">
          <text:p/>
        </draw:polyline>
        <draw:polyline draw:style-name="style0" draw:layer="layout" svg:width="0cm" svg:height="0.309cm" svg:x="17.116cm" svg:y="18.616cm" svg:viewBox="0 0 0 310" draw:points="0,0 0,310 0,0">
          <text:p/>
        </draw:polyline>
        <draw:polyline draw:style-name="style0" draw:layer="layout" svg:width="0cm" svg:height="0.154cm" svg:x="11.537cm" svg:y="18.616cm" svg:viewBox="0 0 0 155" draw:points="0,0 0,155 0,0">
          <text:p/>
        </draw:polyline>
        <draw:polyline draw:style-name="style0" draw:layer="layout" svg:width="0cm" svg:height="0.154cm" svg:x="16.496cm" svg:y="18.616cm" svg:viewBox="0 0 0 155" draw:points="0,0 0,155 0,0">
          <text:p/>
        </draw:polyline>
        <draw:polyline draw:style-name="style0" draw:layer="layout" svg:width="0cm" svg:height="0.154cm" svg:x="12.157cm" svg:y="18.616cm" svg:viewBox="0 0 0 155" draw:points="0,0 0,155 0,0">
          <text:p/>
        </draw:polyline>
        <draw:polyline draw:style-name="style0" draw:layer="layout" svg:width="0cm" svg:height="0.154cm" svg:x="15.877cm" svg:y="18.616cm" svg:viewBox="0 0 0 155" draw:points="0,0 0,155 0,0">
          <text:p/>
        </draw:polyline>
        <draw:polyline draw:style-name="style0" draw:layer="layout" svg:width="0cm" svg:height="0.154cm" svg:x="12.777cm" svg:y="18.616cm" svg:viewBox="0 0 0 155" draw:points="0,0 0,155 0,0">
          <text:p/>
        </draw:polyline>
        <draw:polyline draw:style-name="style0" draw:layer="layout" svg:width="0cm" svg:height="0.154cm" svg:x="15.257cm" svg:y="18.616cm" svg:viewBox="0 0 0 155" draw:points="0,0 0,155 0,0">
          <text:p/>
        </draw:polyline>
        <draw:polyline draw:style-name="style0" draw:layer="layout" svg:width="0cm" svg:height="0.154cm" svg:x="13.397cm" svg:y="18.616cm" svg:viewBox="0 0 0 155" draw:points="0,0 0,155 0,0">
          <text:p/>
        </draw:polyline>
        <draw:polyline draw:style-name="style0" draw:layer="layout" svg:width="0cm" svg:height="0.154cm" svg:x="14.637cm" svg:y="18.616cm" svg:viewBox="0 0 0 155" draw:points="0,0 0,155 0,0">
          <text:p/>
        </draw:polyline>
        <draw:polyline draw:style-name="style0" draw:layer="layout" svg:width="0cm" svg:height="0.309cm" svg:x="7.818cm" svg:y="18.616cm" svg:viewBox="0 0 0 310" draw:points="0,0 0,310 0,0">
          <text:p/>
        </draw:polyline>
        <draw:polyline draw:style-name="style0" draw:layer="layout" svg:width="0cm" svg:height="0.309cm" svg:x="20.216cm" svg:y="18.616cm" svg:viewBox="0 0 0 310" draw:points="0,0 0,310 0,0">
          <text:p/>
        </draw:polyline>
        <draw:polyline draw:style-name="style0" draw:layer="layout" svg:width="0cm" svg:height="0.154cm" svg:x="8.438cm" svg:y="18.616cm" svg:viewBox="0 0 0 155" draw:points="0,0 0,155 0,0">
          <text:p/>
        </draw:polyline>
        <draw:polyline draw:style-name="style0" draw:layer="layout" svg:width="0cm" svg:height="0.154cm" svg:x="19.596cm" svg:y="18.616cm" svg:viewBox="0 0 0 155" draw:points="0,0 0,155 0,0">
          <text:p/>
        </draw:polyline>
        <draw:polyline draw:style-name="style0" draw:layer="layout" svg:width="0cm" svg:height="0.154cm" svg:x="9.058cm" svg:y="18.616cm" svg:viewBox="0 0 0 155" draw:points="0,0 0,155 0,0">
          <text:p/>
        </draw:polyline>
        <draw:polyline draw:style-name="style0" draw:layer="layout" svg:width="0cm" svg:height="0.154cm" svg:x="18.976cm" svg:y="18.616cm" svg:viewBox="0 0 0 155" draw:points="0,0 0,155 0,0">
          <text:p/>
        </draw:polyline>
        <draw:polyline draw:style-name="style0" draw:layer="layout" svg:width="0cm" svg:height="0.154cm" svg:x="9.678cm" svg:y="18.616cm" svg:viewBox="0 0 0 155" draw:points="0,0 0,155 0,0">
          <text:p/>
        </draw:polyline>
        <draw:polyline draw:style-name="style0" draw:layer="layout" svg:width="0cm" svg:height="0.154cm" svg:x="18.356cm" svg:y="18.616cm" svg:viewBox="0 0 0 155" draw:points="0,0 0,155 0,0">
          <text:p/>
        </draw:polyline>
        <draw:polyline draw:style-name="style0" draw:layer="layout" svg:width="0cm" svg:height="0.154cm" svg:x="10.298cm" svg:y="18.616cm" svg:viewBox="0 0 0 155" draw:points="0,0 0,155 0,0">
          <text:p/>
        </draw:polyline>
        <draw:polyline draw:style-name="style0" draw:layer="layout" svg:width="0cm" svg:height="0.154cm" svg:x="17.736cm" svg:y="18.616cm" svg:viewBox="0 0 0 155" draw:points="0,0 0,155 0,0">
          <text:p/>
        </draw:polyline>
        <draw:polyline draw:style-name="style0" draw:layer="layout" svg:width="11.777cm" svg:height="0cm" svg:x="14.637cm" svg:y="18.616cm" svg:viewBox="0 0 11778 0" draw:points="0,0 11778,0 0,0">
          <text:p/>
        </draw:polyline>
        <draw:polyline draw:style-name="style0" draw:layer="layout" svg:width="0cm" svg:height="3.72cm" svg:x="14.637cm" svg:y="14.896cm" svg:viewBox="0 0 0 3721" draw:points="0,3721 0,0 0,3721">
          <text:p/>
        </draw:polyline>
        <draw:polyline draw:style-name="style0" draw:layer="layout" svg:width="11.777cm" svg:height="0cm" svg:x="14.637cm" svg:y="14.896cm" svg:viewBox="0 0 11778 0" draw:points="0,0 11778,0 0,0">
          <text:p/>
        </draw:polyline>
        <draw:polyline draw:style-name="style0" draw:layer="layout" svg:width="0cm" svg:height="3.72cm" svg:x="26.415cm" svg:y="14.896cm" svg:viewBox="0 0 0 3721" draw:points="0,0 0,3721 0,0">
          <text:p/>
        </draw:polyline>
        <draw:polyline draw:style-name="style0" draw:layer="layout" svg:width="10.227cm" svg:height="0cm" svg:x="14.637cm" svg:y="18.368cm" svg:viewBox="0 0 10228 0" draw:points="0,0 10228,0 0,0">
          <text:p/>
        </draw:polyline>
        <draw:polyline draw:style-name="style0" draw:layer="layout" svg:width="10.227cm" svg:height="0cm" svg:x="14.637cm" svg:y="17.562cm" svg:viewBox="0 0 10228 0" draw:points="0,0 10228,0 0,0">
          <text:p/>
        </draw:polyline>
        <draw:polyline draw:style-name="style0" draw:layer="layout" svg:width="10.227cm" svg:height="0cm" svg:x="14.637cm" svg:y="16.756cm" svg:viewBox="0 0 10228 0" draw:points="0,0 10228,0 0,0">
          <text:p/>
        </draw:polyline>
        <draw:polyline draw:style-name="style0" draw:layer="layout" svg:width="2.789cm" svg:height="0cm" svg:x="14.637cm" svg:y="15.826cm" svg:viewBox="0 0 2790 0" draw:points="0,0 2790,0 0,0">
          <text:p/>
        </draw:polyline>
        <draw:polyline draw:style-name="style0" draw:layer="layout" svg:width="1.548cm" svg:height="0cm" svg:x="24.865cm" svg:y="18.203cm" svg:viewBox="0 0 1549 0" draw:points="0,0 1549,0 0,0">
          <text:p/>
        </draw:polyline>
        <draw:polyline draw:style-name="style0" draw:layer="layout" svg:width="1.548cm" svg:height="0cm" svg:x="24.865cm" svg:y="17.789cm" svg:viewBox="0 0 1549 0" draw:points="0,0 1549,0 0,0">
          <text:p/>
        </draw:polyline>
        <draw:polyline draw:style-name="style0" draw:layer="layout" svg:width="1.548cm" svg:height="0cm" svg:x="24.865cm" svg:y="17.376cm" svg:viewBox="0 0 1549 0" draw:points="0,0 1549,0 0,0">
          <text:p/>
        </draw:polyline>
        <draw:polyline draw:style-name="style0" draw:layer="layout" svg:width="1.548cm" svg:height="0cm" svg:x="24.865cm" svg:y="16.963cm" svg:viewBox="0 0 1549 0" draw:points="0,0 1549,0 0,0">
          <text:p/>
        </draw:polyline>
        <draw:polyline draw:style-name="style0" draw:layer="layout" svg:width="1.548cm" svg:height="0cm" svg:x="24.865cm" svg:y="16.549cm" svg:viewBox="0 0 1549 0" draw:points="0,0 1549,0 0,0">
          <text:p/>
        </draw:polyline>
        <draw:polyline draw:style-name="style0" draw:layer="layout" svg:width="1.548cm" svg:height="0cm" svg:x="24.865cm" svg:y="16.136cm" svg:viewBox="0 0 1549 0" draw:points="0,0 1549,0 0,0">
          <text:p/>
        </draw:polyline>
        <draw:polyline draw:style-name="style0" draw:layer="layout" svg:width="1.548cm" svg:height="0cm" svg:x="24.865cm" svg:y="15.723cm" svg:viewBox="0 0 1549 0" draw:points="0,0 1549,0 0,0">
          <text:p/>
        </draw:polyline>
        <draw:polyline draw:style-name="style0" draw:layer="layout" svg:width="1.548cm" svg:height="0cm" svg:x="24.865cm" svg:y="15.31cm" svg:viewBox="0 0 1549 0" draw:points="0,0 1549,0 0,0">
          <text:p/>
        </draw:polyline>
        <draw:polyline draw:style-name="style0" draw:layer="layout" svg:width="0cm" svg:height="1.611cm" svg:x="15.877cm" svg:y="16.756cm" svg:viewBox="0 0 0 1612" draw:points="0,1612 0,0 0,1612">
          <text:p/>
        </draw:polyline>
        <draw:polyline draw:style-name="style0" draw:layer="layout" svg:width="0cm" svg:height="3.471cm" svg:x="17.426cm" svg:y="14.896cm" svg:viewBox="0 0 0 3472" draw:points="0,3472 0,0 0,3472">
          <text:p/>
        </draw:polyline>
        <draw:polyline draw:style-name="style0" draw:layer="layout" svg:width="0cm" svg:height="0.806cm" svg:x="23.625cm" svg:y="17.562cm" svg:viewBox="0 0 0 807" draw:points="0,807 0,0 0,807">
          <text:p/>
        </draw:polyline>
        <draw:polyline draw:style-name="style0" draw:layer="layout" svg:width="0cm" svg:height="3.72cm" svg:x="24.865cm" svg:y="14.896cm" svg:viewBox="0 0 0 3721" draw:points="0,3721 0,0 0,3721">
          <text:p/>
        </draw:polyline>
        <draw:polyline draw:style-name="style0" draw:layer="layout" svg:width="0cm" svg:height="3.72cm" svg:x="25.175cm" svg:y="14.896cm" svg:viewBox="0 0 0 3721" draw:points="0,3721 0,0 0,3721">
          <text:p/>
        </draw:polyline>
        <draw:path draw:style-name="style1" draw:layer="layout" svg:width="0.19cm" svg:height="0.217cm" svg:x="25.323cm" svg:y="18.833cm" svg:viewBox="0 0 191 218" svg:d="m0 218h29l23-65h87l23 65h29l-80-218h-32zm-17 127 34-96 33 96z">
          <text:p/>
        </draw:path>
        <draw:polygon draw:style-name="style1" draw:layer="layout" svg:width="0.144cm" svg:height="0.217cm" svg:x="2.565cm" svg:y="18.834cm" svg:viewBox="0 0 145 218" draw:points="0,218 29,218 29,116 117,116 117,218 145,218 145,0 117,0 117,89 29,89 29,0 0,0">
          <text:p/>
        </draw:polygon>
        <draw:path draw:style-name="style1" draw:layer="layout" svg:width="0.149cm" svg:height="0.217cm" svg:x="22.091cm" svg:y="18.834cm" svg:viewBox="0 0 150 218" svg:d="m111 100 22-18 6-12 2-15-5-24-12-17-20-10-27-4h-77v218h81l29-5 22-12 13-21 5-27-2-19-8-15-12-11zm-57-17h-42v-64h44l17 2 12 5 8 10 2 14-3 15-8 10-12 6zm-11 103h-49v-75h46l19 3 15 6 8 11 3 16-3 17-7 13-14 7z">
          <text:p/>
        </draw:path>
        <draw:polygon draw:style-name="style1" draw:layer="layout" svg:width="0.16cm" svg:height="0.228cm" svg:x="5.809cm" svg:y="18.828cm" svg:viewBox="0 0 161 229" draw:points="140,194 145,223 161,223 161,106 82,106 82,132 131,132 131,134 127,163 117,185 101,198 82,202 61,197 44,180 34,152 30,114 33,76 44,48 61,31 84,25 100,28 113,37 122,51 127,71 158,71 150,41 135,19 113,5 86,0 50,8 23,31 6,66 0,114 6,163 23,199 48,222 80,229 98,227 114,220 128,210">
          <text:p/>
        </draw:polygon>
        <draw:path draw:style-name="style1" draw:layer="layout" svg:width="0.217cm" svg:height="0.153cm" svg:x="15.551cm" svg:y="1.062cm" svg:viewBox="0 0 218 154" svg:d="m0 81v73h218v-73l-7-34-22-25-34-16-47-6-47 5-19 7-15 8-20 25-5 17zm24 21 4-24 15-16 26-10 37-3 37 4 26 9 15 17 5 23v41h-165z">
          <text:p/>
        </draw:path>
        <draw:polygon draw:style-name="style1" draw:layer="layout" svg:width="0.217cm" svg:height="0.137cm" svg:x="12.297cm" svg:y="1.07cm" svg:viewBox="0 0 218 138" draw:points="218,138 218,0 191,0 191,109 117,109 117,12 91,12 91,109 26,109 26,3 0,3 0,138">
          <text:p/>
        </draw:polygon>
        <draw:polygon draw:style-name="style1" draw:layer="layout" svg:width="0.228cm" svg:height="0.158cm" svg:x="18.8cm" svg:y="1.062cm" svg:viewBox="0 0 229 159" draw:points="143,31 169,37 188,47 199,62 203,79 198,99 181,115 153,125 115,129 76,125 49,115 32,99 26,79 29,64 38,51 52,41 71,34 71,3 41,13 19,30 5,52 0,79 8,112 30,137 66,153 115,159 164,153 200,137 222,112 229,79 223,50 207,26 180,9 143,0">
          <text:p/>
        </draw:polygon>
        <draw:polygon draw:style-name="style1" draw:layer="layout" svg:width="0.217cm" svg:height="0.141cm" svg:x="9.043cm" svg:y="1.065cm" svg:viewBox="0 0 218 142" draw:points="218,142 218,113 117,113 117,21 92,21 92,113 26,113 26,0 0,0 0,142">
          <text:p/>
        </draw:polygon>
        <draw:path draw:style-name="style1" draw:layer="layout" svg:width="0.217cm" svg:height="0.149cm" svg:x="22.06cm" svg:y="1.064cm" svg:viewBox="0 0 218 150" svg:d="m100 39-18-22-13-5-15-2-23 4-17 12-11 19-3 28v77h218v-81l-5-29-14-22-19-13-28-5-18 3-16 7-11 13zm-17 56v42h-64v-45l2-17 5-11 10-7 14-3 15 3 10 7 6 13zm103 11v49h-75v-46l2-20 7-14 11-8 16-3 18 3 11 8 8 13z">
          <text:p/>
        </draw:path>
        <draw:polygon draw:style-name="style1" draw:layer="layout" svg:width="0.229cm" svg:height="0.159cm" svg:x="5.782cm" svg:y="1.064cm" svg:viewBox="0 0 230 160" draw:points="195,21 224,16 224,0 107,0 107,79 133,79 133,30 135,30 164,34 185,44 198,59 203,79 197,100 180,116 152,127 114,131 76,127 48,117 31,100 25,77 29,61 37,48 52,39 72,34 72,3 41,11 19,26 5,48 0,75 8,111 31,138 68,155 115,160 163,155 199,138 222,112 230,80 227,62 221,47 210,33">
          <text:p/>
        </draw:polygon>
        <draw:path draw:style-name="style1" draw:layer="layout" svg:width="0.217cm" svg:height="0.19cm" svg:x="25.314cm" svg:y="1.047cm" svg:viewBox="0 0 218 191" svg:d="m218 191v-29l-65-23v-87l65-23v-29l-218 79v32zm127 18-96-34 96-33z">
          <text:p/>
        </draw:path>
        <draw:polygon draw:style-name="style1" draw:layer="layout" svg:width="0.217cm" svg:height="0.145cm" svg:x="2.534cm" svg:y="1.07cm" svg:viewBox="0 0 218 146" draw:points="218,146 218,117 115,117 115,29 218,29 218,0 0,0 0,29 89,29 89,117 0,117 0,146">
          <text:p/>
        </draw:polygon>
        <draw:polygon draw:style-name="style1" draw:layer="layout" svg:width="0.225cm" svg:height="0.151cm" svg:x="1.215cm" svg:y="7.666cm" svg:viewBox="0 0 226 152" draw:points="151,152 153,152 183,147 206,132 220,108 226,78 220,45 206,21 184,5 156,0 138,2 123,9 111,20 103,36 86,15 59,8 34,13 16,26 4,48 0,78 5,106 19,128 41,142 71,147 73,147 73,118 52,116 38,108 29,95 26,76 29,60 35,48 46,41 61,38 76,41 86,48 92,62 94,79 94,92 118,92 118,76 121,57 128,42 141,33 156,30 174,34 188,43 197,57 199,76 196,96 187,110 172,119 151,122">
          <text:p/>
        </draw:polygon>
        <draw:polygon draw:style-name="style1" draw:layer="layout" svg:width="0.218cm" svg:height="0.148cm" svg:x="1.215cm" svg:y="12.267cm" svg:viewBox="0 0 219 149" draw:points="219,149 219,0 192,0 192,118 177,111 165,100 143,66 134,47 120,27 104,12 86,3 65,0 38,6 18,20 5,43 0,72 5,102 20,125 44,139 75,145 79,145 79,116 76,116 55,113 40,104 30,92 26,73 29,55 37,42 49,33 65,30 79,32 91,38 102,48 111,62 121,80 141,111 161,132 186,145 218,149">
          <text:p/>
        </draw:polygon>
        <draw:polygon draw:style-name="style1" draw:layer="layout" svg:width="0.151cm" svg:height="0.224cm" svg:x="26.657cm" svg:y="7.634cm" svg:viewBox="0 0 152 225" draw:points="0,151 0,153 5,183 20,205 43,220 73,225 107,220 131,206 146,184 152,156 150,138 143,122 132,111 117,103 137,85 144,58 139,34 126,16 104,4 73,0 45,5 24,19 10,40 5,69 5,72 33,72 36,52 44,37 57,29 75,26 92,28 103,34 111,45 114,59 111,75 103,85 90,92 72,93 59,93 59,118 75,118 95,121 110,128 119,140 122,156 118,174 110,188 94,196 75,199 56,196 41,187 32,171 29,151">
          <text:p/>
        </draw:polygon>
        <draw:polygon draw:style-name="style1" draw:layer="layout" svg:width="0.148cm" svg:height="0.217cm" svg:x="26.659cm" svg:y="12.235cm" svg:viewBox="0 0 149 218" draw:points="0,218 149,218 149,191 31,191 38,177 49,164 83,142 102,133 122,120 138,104 146,85 149,65 143,38 129,17 106,5 78,0 47,5 24,20 10,43 5,74 5,79 33,79 33,76 36,55 44,39 58,29 76,26 94,29 107,37 116,49 119,64 117,79 111,91 101,101 87,111 69,121 38,140 17,161 4,186 0,218">
          <text:p/>
        </draw:polygon>
        <draw:path draw:style-name="style1" draw:layer="layout" svg:width="0.212cm" svg:height="0.154cm" svg:x="1.222cm" svg:y="3.062cm" svg:viewBox="0 0 213 155" svg:d="m213 59v-28h-54v-31h-25v31h-134v28l131 96h28v-96zm-25 69-97-69h97z">
          <text:p/>
        </draw:path>
        <draw:polygon draw:style-name="style1" draw:layer="layout" svg:width="0.218cm" svg:height="0.078cm" svg:x="1.215cm" svg:y="16.918cm" svg:viewBox="0 0 219 79" draw:points="219,29 219,0 0,0 0,21 19,27 32,38 40,55 42,79 64,79 64,29">
          <text:p/>
        </draw:polygon>
        <draw:path draw:style-name="style1" draw:layer="layout" svg:width="0.154cm" svg:height="0.212cm" svg:x="26.657cm" svg:y="3.04cm" svg:viewBox="0 0 155 213" svg:d="m96 213h28v-54h31v-25h-31v-134h-29l-95 132v27h96zm-70-25 70-97v97z">
          <text:p/>
        </draw:path>
        <draw:polygon draw:style-name="style1" draw:layer="layout" svg:width="0.078cm" svg:height="0.218cm" svg:x="26.679cm" svg:y="16.836cm" svg:viewBox="0 0 79 219" draw:points="51,219 79,219 79,0 58,0 52,19 41,32 24,40 0,42 0,64 51,64">
          <text:p/>
        </draw:polygon>
        <draw:path draw:style-name="style1" draw:layer="layout" svg:width="7.948cm" svg:height="0.123cm" svg:x="14.716cm" svg:y="18.455cm" svg:viewBox="0 0 7949 124" svg:d="m29 96h12v-81h28v-12h-69v12h29zm58 81h13v-41l1-10 3-7 7-4 7-1 7 1 4 3 2 7 1 8v44h11v-47-9l-2-9-8-7-13-2-6 1-6 3-5 4-3 5v-35h-13zm117 86v-59h-30v10h18v49h-23v10h60v-10zm-24-86h-13v13h13zm79 41-11-2-9-3-3-6 1-5 3-3 5-2 6-1 7 1 4 2 4 4 1 5h12v-1l-3-9-5-6-9-5-11-1-11 1-8 5-6 6-1 9 1 8 4 6 6 4 9 3 13 2 8 4 2 3 1 3-1 6-3 3-5 2-7 2-8-2-5-2-4-5-2-6h-11l2 11 5 8 9 4 12 2 13-2 9-4 6-8 2-10-2-8-4-6-7-4zm161 28v11h12v-96h-11v36l-9-11-6-2-6-1-12 2-9 8-5 12-2 17 2 15 5 13 9 7 12 3 6-1 6-2zm-10-63 8 1 6 6 3 8 1 13-1 12-3 8-6 6-8 2-7-2-6-6-4-9-1-11 1-13 4-8 6-6zm66 62h12v-41l2-10 3-7 6-4 8-1h6l4 3 3 5v6h13l-2-11-4-7-8-6-10-1-7 1-6 3-5 4-4 6v-12h-11zm119 63v0l1 5 2 3 8 3 7-1v-10l-3 1-4-2v-5-37l-2-10-4-7-8-4-12-1-11 1-9 5-5 7-2 9v1h11l1-5 3-4 4-3h7 7l4 2 3 3 1 5v6l-2 3-6 1-10 1-11 3-8 4-5 7-2 10 2 8 4 7 6 4 10 2 12-3zm10-25-2 7-4 5-6 4-9 1-4-1-4-1-2-4-1-6v-4l3-4 8-3 11-2 10-3zm56 36 11-60 10 60h12l18-72h-12l-12 62-10-62h-12l-10 62-13-62h-11l18 72zm111-10v-59h-30v10h18v49h-24v10h60v-10zm-24-86h-12v13h12zm44 83h12v-41l1-10 4-7 6-4 8-1 7 1 4 3 2 7 1 8v44h11v-47-9l-2-9-9-7-12-2-7 1-5 3-5 4-4 6v-12h-12zm137 69v-69h-11v12l-9-10-6-3-6-1-12 2-9 8-5 12-2 17 2 16 5 12 9 7 12 3 6-1 6-2 9-10v10l-1 8-3 6-5 3-9 1-8-1-4-2-4-3-1-5h-11v1l2 8 5 6 9 4 11 2 14-2 10-5 5-10zm-47-46 1-13 4-8 6-6 7-1 8 1 6 6 3 8 2 13-2 12-3 8-6 6-8 2-7-2-6-6-4-9zm189 14v-59h-31v10h19v49h-25v10h61v-10zm-24-86h-13v13h13zm80 41-12-2-8-3-3-6v-5l3-3 5-2 6-1 7 1 4 2 4 4 1 5h12v-1l-2-9-6-6-9-5-11-1-11 1-8 5-6 6-1 9 1 8 4 6 6 4 9 3 13 2 8 4 2 3 1 3-1 6-3 3-5 2-7 2-8-2-5-2-4-5-2-6h-11l2 11 6 8 9 4 11 2 13-2 10-4 5-8 2-10-2-8-4-6-7-4zm114 4 2 16 6 12 10 7 13 3 13-3 10-7 6-12 2-16-2-17-6-12-10-8-13-2-13 2-10 8-6 12zm10 17 1-13 4-8 6-6 8-1 8 1 6 6 4 8 1 13-1 12-4 9-6 5-8 2-8-2-6-5-4-9zm126-49h-11v42l-1 10-5 7-5 4-9 1-5-1-4-3-3-5v-8-47h-12v48 9l3 8 7 7 13 3 7-1 6-2 4-4 4-6v10h11zm30 0h12v-41l1-10 4-7 6-4 7-1h6l5 3 3 5v6h13l-2-11-5-7-7-6-10-1-7 1-5 3-6 4-4 6v-12h-11zm168 12v-12h-12v100h12v-38l4 6 5 4 12 3 11-3 9-7 6-12 2-16-2-17-6-12-9-8-11-2-6 1-6 2-5 5zm15 59-8-2-6-6-3-8-2-12 2-13 3-8 6-6 8-1 7 1 6 6 4 8 1 13-1 11-4 9-6 6zm48 9h12v-41l1-10 4-7 6-4 7-1h6l5 3 3 5v6h13l-2-11-5-7-7-6-10-1-7 1-5 3-6 4-4 6v-12h-11zm73 37 2 16 6 12 10 7 13 3 13-3 10-7 6-12 2-16-2-17-6-12-10-8-13-2-13 2-10 8-6 12zm10 17 1-13 4-8 6-6 8-1 8 1 6 6 4 8 1 13-1 12-4 9-6 5-8 2-8-2-6-5-4-9zm82-37v-12h-12v100h12v-38l4 6 5 4 12 3 11-3 9-7 6-12 2-16-2-17-6-12-9-8-11-2-6 1-6 2-5 5zm15 59-8-2-6-6-3-8-2-12 2-13 3-8 6-6 8-1 7 1 6 6 4 8 1 13-1 11-4 9-6 6zm54-23h47v-6l-2-15-6-12-9-7-13-2-12 2-9 8-6 12-2 17 1 16 7 12 9 7 12 3 10-2 9-4 7-7 3-10h-12l-2 5-3 4-10 4-8-2-6-5-4-7zm-1-21 2-9 3-7 5-4 8-2 7 2 5 4 4 7 1 9zm40 42h12v-41l1-10 3-7 6-4 8-1h6l4 3 3 5 1 6h12l-2-11-4-7-7-6-10-1-7 1-6 3-5 4-4 6v-12h-11zm92 13v36l1 12 3 8 8 4 13 2h14v-11l-11 1-9-1-5-3-2-6-1-8v-34h28v-10h-28v-21h-11v21h-21v10zm134-13-21 60-20-60h-13l28 76-3 7-3 5-7 1-11-1v11l12 1 8-1 5-3 5-6 4-8 29-82zm38 20h18v-20h-18zm0 72h9v3l-1 7-2 4-3 3-6 1v10l9-3 6-4 5-9 1-10v-22h-18zm179 10v-59h-31v10h19v49h-24v10h60v-10zm-24-86h-13v13h13zm60 24v36l1 12 4 8 7 4 13 2h14v-11l-10 1-9-1-6-3-1-6-1-8v-34h27v-10h-27v-21h-12v21h-20v10zm212 11h11l-2-10-6-9-9-5-12-2-13 2-9 8-7 12-2 17 2 16 6 12 10 7 13 3 11-2 9-5 6-9 3-12h-11l-2 7-4 6-5 3-7 2-8-2-6-6-3-8-2-13 2-12 4-8 5-6 8-2 7 1 5 4 4 4zm79 46v0l1 5 1 3 9 3 7-1v-10l-3 1-4-2v-5-37l-2-10-5-7-8-4-12-1-11 1-8 5-5 7-2 9v1h11v-5l4-4 4-3h7 7l4 2 3 3 1 5-1 6-1 3-6 1-10 1-12 3-8 4-5 7-1 10 1 8 4 7 7 4 9 2 13-3zm10-25-2 7-4 5-7 4-7 1-6-1-3-1-3-4v-6-4l2-4 9-3 11-2 10-3zm39 36h12v-41l1-10 4-7 6-4 8-1 6 1 4 3 2 7 1 8v44h12v-47l-1-9-2-9-8-7-12-2-7 1-6 3-5 4-4 6v-12h-11zm104-24v37h9v-37zm64 37v36l1 12 3 8 8 4 13 2h14v-11l-11 1-8-1-6-3-1-6-1-8v-34h27v-10h-27v-21h-12v21h-20v10zm177 48 8 11 13 3 11-3 8-7 6-13 3-15-3-17-6-12-8-8-11-2-13 4-4 4-4 6v-36h-12v96h12zm36-35-1 11-4 9-5 6-8 2-7-2-6-6-4-8-1-12 1-13 4-8 6-6 7-1 8 1 5 6 4 8zm44 16h48v-6l-2-15-6-12-10-7-12-2-12 2-10 8-5 12-3 17 2 16 6 12 10 7 11 3 11-2 9-4 6-7 4-10h-12l-2 5-4 4-10 4-7-2-6-5-4-7zm-2-21 2-9 4-7 5-4 8-2 7 2 5 4 3 7 1 9zm121 42h12v-41l1-10 3-7 6-4 8-1h6l4 3 3 5 1 6h12l-2-11-4-7-7-6-10-1-7 1-6 3-5 4-4 6v-12h-11zm86 40h48v-6l-2-15-6-12-10-7-12-2-12 2-10 8-5 12-3 17 2 16 6 12 10 7 11 3 11-2 9-4 6-7 4-10h-12l-2 5-4 4-10 4-7-2-6-5-4-7zm-2-21 2-9 4-7 5-4 8-2 7 2 5 4 3 7 1 9zm47-18v-12h-12v100h12v-38l4 6 5 4 11 3 12-3 9-7 5-12 2-16-2-17-5-12-9-8-12-2-6 1-5 2-5 5zm15 59-8-2-6-6-4-8-1-12 1-13 4-8 6-6 8-1 7 1 6 6 3 8 2 13-2 11-3 9-6 6zm48 9h12v-41l1-10 3-7 6-4 8-1h6l4 3 3 5 1 6h12l-2-11-4-7-7-6-10-1-7 1-6 3-5 4-4 6v-12h-11zm72 37 3 16 6 12 10 7 13 3 13-3 10-7 6-12 2-16-2-17-6-12-10-8-13-2-13 2-10 8-6 12zm10 17 1-13 4-8 6-6 8-1 8 1 6 6 3 8 2 13-2 12-3 9-6 5-8 2-8-2-6-5-4-9zm115 12v11h12v-96h-12v36l-9-11-5-2-7-1-11 2-9 8-5 12-3 17 3 15 5 13 9 7 11 3 7-1 5-2zm-10-63 8 1 6 6 4 8 1 13-1 12-4 8-6 6-8 2-7-2-6-6-3-9-1-11 1-13 3-8 6-6zm118-10h-12v42l-1 10-4 7-6 4-8 1-6-1-5-3-2-5v-8-47h-12v48 9l3 8 8 7 12 3 7-1 5-2 6-4 4-6v10h11zm71-48h12l-3-10-5-9-10-5-11-2-13 2-10 8-6 12-2 17 2 16 6 12 9 7 14 3 11-2 9-5 6-9 3-12h-11l-3 7-3 6-5 3-7 2-9-2-5-6-4-8-1-13 1-12 4-8 6-6 8-2 7 1 5 4 3 4zm47 23h47v-6l-2-15-5-12-10-7-13-2-12 2-9 8-6 12-2 17 2 16 6 12 9 7 12 3 10-2 9-4 6-7 4-10h-12l-2 5-3 4-10 4-8-2-6-5-3-7zm-2-21 2-9 3-7 5-4 8-2 7 2 5 4 4 7 1 9zm80 31v11h11v-96h-11v36l-9-11-6-2-6-1-11 2-9 8-6 12-2 17 2 15 6 13 9 7 11 3 6-1 6-2zm-10-63 8 1 6 6 3 8 1 13-1 12-3 8-6 6-8 2-7-2-6-6-4-9-1-11 1-13 4-8 6-6zm139 27 2 16 7 12 10 7 12 3 13-3 10-7 7-12 2-16-2-17-7-12-10-8-13-2-12 2-10 8-7 12zm10 17 1-13 4-8 6-6 8-1 9 1 5 6 5 8 1 13-1 12-5 9-5 5-9 2-8-2-6-5-4-9zm76 23h12v-41l1-10 4-7 6-4 7-1h7l4 3 3 5v6h13l-2-11-5-7-7-6-10-1-7 1-5 3-6 4-4 6v-12h-11zm203 24h12l-3-10-5-9-9-5-12-2-13 2-10 8-6 12-2 17 2 16 6 12 10 7 13 3 11-2 9-5 6-9 3-12h-11l-3 7-3 6-5 3-7 2-8-2-6-6-4-8-1-13 1-12 4-8 6-6 8-2 7 1 5 4 3 4zm34 20 1 16 7 12 10 7 12 3 14-3 9-7 7-12 2-16-2-17-7-12-9-8-14-2-12 2-10 8-7 12zm10 17 2-13 3-8 6-6 8-1 9 1 5 6 5 8 1 13-1 12-5 9-5 5-9 2-8-2-6-5-3-9zm66 23h11v-48l1-7 1-5 3-3 4-2 4 2 2 3 1 4v6 50h11v-48-7l2-5 4-3 4-2 3 2 2 3 1 10v50h11v-49l-1-11-2-7-4-5-7-2-9 2-5 9-6-9-8-2-7 2-6 8v-8h-10zm80 72h11v-48l1-7 2-5 3-3 4-2 3 2 3 3 1 4v6 50h10v-48l1-7 2-5 3-3 4-2 3 2 2 3 2 10v50h11v-49l-1-11-2-7-4-5-7-2-8 2-7 9-5-9-8-2-8 2-5 8v-8h-11zm141 0h-11v42l-2 10-3 7-7 4-7 1-7-1-4-3-2-5-1-8v-47h-11v48 9l2 8 8 7 13 3 6-1 6-2 5-4 4-6v10h11zm26 0h11v-41l1-10 4-7 6-4 8-1 7 1 4 3 2 7 1 8v44h12v-47l-1-9-2-9-9-7-12-2-7 1-6 3-4 4-4 6v-12h-11zm116 62v-59h-30v10h19v49h-24v10h60v-10zm-24-86h-13v13h13zm90 35h11l-2-10-6-9-9-5-11-2-13 2-10 8-6 12-2 17 2 16 5 12 10 7 13 3 12-2 8-5 7-9 2-12h-11l-2 7-4 6-5 3-6 2-9-2-5-6-4-8-2-13 2-12 4-8 5-6 9-2 7 1 5 4 3 4zm79 46v0l1 5 2 3 8 3 7-1v-10l-3 1-4-2v-5-37l-2-10-5-7-8-4-11-1-12 1-8 5-5 7-2 9v1h11l1-5 3-4 4-3h7 7l4 2 3 3 2 5-1 6-2 3-6 1-10 1-11 3-8 4-5 7-2 10 1 8 4 7 7 4 10 2 12-3zm10-25-2 7-4 5-6 4-8 1-6-1-3-1-3-4v-6-4l3-4 8-3 11-2 10-3zm55-23v36l1 12 3 8 8 4 13 2h14v-11l-11 1-9-1-5-3-2-6-1-8v-34h28v-10h-28v-21h-11v21h-21v10zm96 27h47v-6l-2-15-5-12-10-7-12-2-13 2-9 8-6 12-2 17 2 16 6 12 9 7 12 3 10-2 9-4 7-7 3-10h-12l-2 5-3 4-10 4-8-2-6-5-4-7zm-1-21 2-9 3-7 6-4 7-2 7 2 5 4 4 7 1 9zm80 31v11h12v-96h-12v36l-9-11-6-2-6-1-11 2-9 8-6 12-2 17 2 15 6 13 9 7 11 3 6-1 6-2zm-10-63 8 1 6 6 3 8 1 13-1 12-3 8-6 6-8 2-7-2-6-6-4-9-1-11 1-13 4-8 6-6zm160 62 11-60 10 60h12l17-72h-12l-11 62-11-62h-11l-11 62-12-62h-11l17 72zm112-10v-59h-31v10h18v49h-23v10h60v-10zm-24-86h-13v13h13zm60 24v36l1 12 3 8 8 4 13 2h14v-11l-11 1-9-1-5-3-2-6-1-8v-34h28v-10h-28v-21h-11v21h-21v10zm86 59h12v-41l1-10 3-7 7-4 7-1 7 1 4 3 2 7 1 8v44h12v-47l-1-9-2-9-8-7-13-2-6 1-6 3-5 4-3 5v-35h-12zm77 61 2 16 6 12 10 7 13 3 13-3 10-7 6-12 2-16-2-17-6-12-10-8-13-2-13 2-10 8-6 12zm10 17 1-13 4-8 6-6 8-1 8 1 6 6 4 8 1 13-1 12-4 9-6 5-8 2-8-2-6-5-4-9zm126-49h-11v42l-1 10-4 7-6 4-8 1-7-1-4-3-2-5v-8-47h-13v48l1 9 2 8 9 7 12 3 7-1 5-2 5-4 4-6v10h11zm41-59v36l1 12 4 8 8 4 12 2h14v-11l-10 1-9-1-5-3-2-6v-8-34h26v-10h-26v-21h-13v21h-20v10zm163 24 2 16 6 12 10 7 12 3 14-3 10-7 6-12 2-16-2-17-6-12-10-8-14-2-12 2-10 8-6 12zm10 17 1-13 3-8 6-6 8-1 9 1 6 6 4 8 1 13-1 12-4 9-6 5-9 2-8-2-6-5-3-9zm126-49h-12v42l-1 10-4 7-6 4-8 1-6-1-4-3-2-5-1-8v-47h-11v48 9l2 8 8 7 12 3 7-1 6-2 5-4 4-6v10h11zm30 0h11v-41l1-10 5-7 5-4 8-1h6l4 3 3 5 1 6h12l-2-11-4-7-7-6-11-1-6 1-6 3-5 4-5 6v-12h-10zm173 72 12-60 10 60h11l18-72h-11l-12 62-11-62h-11l-11 62-12-62h-11l17 72zm80 0h11v-41l1-10 5-7 5-4 8-1h6l4 3 3 5 1 6h12l-2-11-4-7-7-6-11-1-6 1-6 3-5 4-5 6v-12h-10zm112 62v-59h-30v10h18v49h-24v10h60v-10zm-24-86h-12v13h12zm60 24v36l1 12 4 8 8 4 12 2h14v-11l-10 1-9-1-5-3-2-6-1-8v-34h27v-10h-27v-21h-12v21h-20v10zm101 0v36l1 12 3 8 8 4 13 2h14v-11l-10 1-9-1-6-3-2-6v-8-34h27v-10h-27v-21h-12v21h-20v10zm95 27h47l1-6-3-15-5-12-10-7-13-2-12 2-9 8-6 12-2 17 2 16 6 12 9 7 12 3 11-2 8-4 7-7 3-10h-12l-2 5-3 4-10 4-8-2-6-5-3-7zm-2-21 2-9 3-7 6-4 7-2 7 2 6 4 3 7 1 9zm36 42h11v-41l1-10 4-7 6-4 8-1 7 1 4 3 2 7 1 8v44h12v-47l-1-9-2-9-9-7-12-2-7 1-5 3-5 4-4 6v-12h-11zm204 63v0 5l3 3 8 3 6-1v-10l-3 1-3-2-1-5v-37l-2-10-4-7-8-4-12-1-11 1-8 5-6 7-1 9v1h10l1-5 3-4 5-3h7 6l5 2 3 3v5 6l-2 3-5 1-11 1-11 3-8 4-5 7-1 10 1 8 4 7 7 4 9 2 13-3zm9-25-1 7-5 5-6 4-8 1-5-1-4-1-2-4-1-6 1-4 2-4 8-3 12-2 9-3zm96 33v-69h-12v12l-9-10-6-3-6-1-11 2-9 8-6 12-2 17 2 16 6 12 9 7 11 3 6-1 6-2 9-10v10l-1 8-3 6-5 3-9 1-7-1-5-2-3-3-2-5h-11v1l2 8 5 6 9 4 12 2 13-2 10-5 5-10zm-47-46 1-13 4-8 6-6 7-1 8 1 6 6 4 8 1 13-1 12-4 8-6 6-8 2-7-2-6-6-4-9zm77 24h11v-41l2-10 3-7 6-4 8-1h6l5 3 2 5 1 6h12l-2-11-4-7-8-6-10-1-7 1-5 3-6 4-4 6v-12h-10zm86 40h47v-6l-2-15-5-12-10-7-13-2-12 2-9 8-6 12-2 17 2 16 6 12 9 7 12 3 10-2 9-4 7-7 3-10h-12l-2 5-3 4-10 4-8-2-6-5-3-7zm-2-21 2-9 3-7 5-4 8-2 7 2 5 4 4 7 1 9zm46 10h47v-6l-2-15-6-12-9-7-13-2-12 2-9 8-6 12-3 17 3 16 5 12 10 7 12 3 10-2 9-4 6-7 4-10h-12l-2 5-4 4-10 4-7-2-6-5-4-7zm-1-21 1-9 4-7 6-4 7-2 7 2 5 4 3 7 2 9zm30 42h11v-48l1-7 2-5 3-3 4-2 3 2 3 3 1 4v6 50h10v-48l1-7 2-5 3-3 4-2 3 2 2 3 2 10v50h11v-49l-1-11-2-7-4-5-7-2-8 2-7 9-5-9-8-2-8 2-5 8v-8h-11zm96 40h47v-6l-2-15-5-12-10-7-13-2-12 2-9 8-6 12-2 17 2 16 6 12 9 7 12 3 10-2 9-4 7-7 3-10h-12l-2 5-3 4-10 4-8-2-6-5-3-7zm-2-21 2-9 3-7 5-4 8-2 7 2 5 4 4 7 1 9zm36 42h11v-41l1-10 4-7 6-4 8-1 7 1 4 3 2 7v8 44h13v-47l-1-9-2-9-9-7-12-2-7 1-6 3-4 4-4 6v-12h-11zm96 13v36l1 12 3 8 8 4 13 2h14v-11l-11 1-9-1-5-3-2-6-1-8v-34h28v-10h-28v-21h-11v21h-21v10zm104 59h19v-20h-19z">
          <text:p/>
        </draw:path>
        <draw:path draw:style-name="style1" draw:layer="layout" svg:width="0.386cm" svg:height="0.098cm" svg:x="14.717cm" svg:y="17.607cm" svg:viewBox="0 0 387 99" svg:d="m12 66h-12l3 14 6 10 11 7 14 2 14-2 10-6 7-9 3-13-3-11-6-7-8-5-13-3-11-3-7-3-3-4-1-7 1-6 3-4 6-4h7l8 1 6 3 4 6 1 8h13v0l-3-13-5-9-10-6-14-1-13 1-9 6-6 9-2 11 2 10 5 7 7 5 12 3 11 3 8 3 5 5 2 7-1 7-4 5-7 3-9 1-9-1-7-4-4-7zm122-14-2 12-5 8-6 5-7 1-9-2-7-7-4-12-2-17 2-16 4-12 7-7 9-2 6 1 6 3 4 7 3 8h13l-4-13-8-10-9-6-11-2-15 3-10 10-7 16-2 20 2 22 7 15 10 10 15 3 12-3 10-7 7-11 4-17zm6 35h12l10-27h37l9 27h13l-34-93h-14zm-7 54 14-41 15 41zm39 39h59v-11h-47v-82h-12zm79 93h59v-11h-46v-32h42v-11h-42v-28h46v-11h-59z">
          <text:p/>
        </draw:path>
        <draw:path draw:style-name="style1" draw:layer="layout" svg:width="0.86cm" svg:height="0.124cm" svg:x="15.948cm" svg:y="17.606cm" svg:viewBox="0 0 861 125" svg:d="m16 97h11l14-81 14 81h11l16-94h-10l-12 79-13-79h-12l-13 79-12-79h-10zm94 94h59v-12h-47v-31h42v-11h-42v-28h46v-12h-58zm103 82h-18v12h47v-12h-17v-70h17v-12h-47v12h18zm111 69 2 13h7v-51h-34v12h21v0l-1 13-4 9-7 6-9 2-8-3-8-7-4-12-2-16 1-17 5-12 8-7 9-2 7 1 5 3 4 7 3 8h13l-3-12-7-10-9-6-12-2-15 3-12 10-7 15-3 21 3 21 7 15 11 10 14 3h7l7-3 6-5zm31 6h12v-45h37v45h12v-94h-12v38h-37v-38h-12zm105 94h12v-82h28v-12h-68v12h28zm177 108h9l-8-15-5-14-4-16-1-16 1-16 4-16 5-15 8-14h-9l-10 15-7 14-4 15-1 17 1 16 4 15 7 15zm55-11h12v-26l12-12 21 38h14l-27-46 27-27h-15l-32 33v-57h-12zm135 94v-70h-11v12l-9-10-6-3-7-1-11 2-8 8-6 12-3 16 3 16 6 13 8 8 11 2h7l5-3 10-11v11l-1 8-3 6-6 3-8 1h-8l-5-3-3-3-1-5h-11v1l1 9 6 6 8 4 12 2 14-3 9-5 5-10zm-46-47 1-12 3-8 6-6 8-1 7 1 7 6 3 8 1 12-1 12-3 9-7 5-7 3-8-3-6-5-3-9zm90 51 9-15 7-15 4-15 2-16-2-17-4-15-7-14-9-15h-9l7 14 6 15 3 16 1 16-1 16-3 16-6 14-7 15z">
          <text:p/>
        </draw:path>
        <draw:path draw:style-name="style1" draw:layer="layout" svg:width="1.111cm" svg:height="0.098cm" svg:x="17.508cm" svg:y="17.607cm" svg:viewBox="0 0 1112 99" svg:d="m31 3h-31v93h31l14-3 12-8 6-15 2-21-2-20-2-8-4-6-11-9-7-3zm-9 11 10 2 7 6 4 11 1 16-1 16-4 11-7 7-10 2h-18v-71zm70 82h12v-39h13 9l6 2 3 5 2 8 1 12v8l2 4h14v-2l-3-4-1-7-1-15-3-11-2-4-5-3 5-3 4-4 2-7 1-7-2-11-5-8-9-5-12-2h-31zm28 11 8 1 5 2 4 5 1 8-1 7-4 5-6 2-9 1h-14v-31zm58 82h12l10-27h37l9 27h13l-34-93h-14zm-7 54 14-41 14 41zm42 39h11l14-81 13 81h12l16-93h-10l-12 79-13-79h-12l-13 79-11-79h-11zm116 82h-18v11h47v-11h-17v-71h17v-11h-47v11h18zm56 82h11v-76l36 76h14v-93h-11v76l-36-76h-14zm135 81 3 12h6v-51h-34v12h21v1l-1 13-5 9-6 6-8 1-9-2-7-7-5-12-2-17 2-16 5-12 7-8 9-2 7 1 6 4 4 6 2 9h13l-4-13-6-10-9-6-12-2-15 3-12 10-7 16-3 20 3 22 7 15 11 10 14 3 8-1 6-3 6-5zm112 6h11v-76l35 76h15v-93h-11v76l-36-76h-14zm79 58 2 17 5 12 10 7 15 2 14-2 10-7 6-12 2-17v-58h-13v58l-1 12-4 8-5 5-9 1-9-1-6-5-4-8-1-12v-58h-12zm79 93h11v-84l17 84h11l18-84v84h10v-93h-16l-18 82-17-82h-16zm131 42 9-7 3-5 1-7-2-10-5-7-9-5-12-1h-32v93h34l13-2 9-5 6-9 2-12-1-8-4-6-5-6zm-24-7h-18v-27h19l7 1 5 2 3 5 1 5-1 7-3 4-6 3zm-4 44h-21v-33h20l8 2 6 3 4 4 1 8-1 7-4 5-5 4zm42 11h59v-11h-47v-32h42v-11h-42v-28h46v-11h-58zm79 93h12v-39h13 9l6 2 3 5 2 8v12l1 8 1 4h15v-2l-3-4-2-7v-15l-3-11-2-4-6-3 6-3 4-4 2-7 1-7-2-11-5-8-9-5-12-2h-31zm27 11 8 1 6 2 4 5 1 8-1 7-4 5-6 2-9 1h-14v-31z">
          <text:p/>
        </draw:path>
        <draw:path draw:style-name="style1" draw:layer="layout" svg:width="0.39cm" svg:height="0.097cm" svg:x="23.705cm" svg:y="17.607cm" svg:viewBox="0 0 391 98" svg:d="m12 65h-12l3 14 6 10 11 7 14 2 13-2 11-6 6-10 2-12-1-10-6-8-9-5-12-3-11-2-7-3-4-4-1-7 1-6 4-5 6-3 7-1 7 1 6 4 4 6 2 8h12v0l-2-13-6-9-11-6-13-2-12 2-9 6-6 8-2 11 2 11 4 6 8 5 12 3 11 3 8 3 4 5 2 7-2 7-4 5-6 4-8 1-9-2-7-4-5-7zm70 22h12v-44h37v44h13v-94h-13v38h-37v-38h-12zm83 94h60v-12h-47v-32h41v-11h-41v-28h46v-11h-59zm81 94h60v-12h-47v-32h41v-11h-41v-28h46v-11h-59zm103 94h13v-83h28v-11h-69v11h28z">
          <text:p/>
        </draw:path>
        <draw:path draw:style-name="style1" draw:layer="layout" svg:width="0.306cm" svg:height="0.097cm" svg:x="14.717cm" svg:y="16.801cm" svg:viewBox="0 0 307 98" svg:d="m12 65h-12l3 14 6 10 11 7 14 2 13-2 11-6 6-9 3-12-2-11-6-7-9-5-12-3-11-3-7-3-3-4-1-7 1-6 3-5 6-3 7-1 7 1 6 4 4 6 2 8h12v0l-2-13-6-9-10-6-13-2-13 2-9 6-6 8-2 12 2 10 5 6 7 5 12 3 11 3 8 4 4 4 2 7-1 7-4 5-6 4-9 1-9-2-7-4-4-7zm94 10h-17v12h47v-12h-18v-70h18v-12h-47v12h17zm54 82h67v-12h-52l52-71v-11h-63v12h49l-53 71zm86 11h59v-12h-47v-32h41v-11h-41v-27h46v-12h-58z">
          <text:p/>
        </draw:path>
        <draw:path draw:style-name="style1" draw:layer="layout" svg:width="0.848cm" svg:height="0.098cm" svg:x="14.717cm" svg:y="15.87cm" svg:viewBox="0 0 849 99" svg:d="m55 61-3 11-4 8-7 6-7 1-8-2-7-7-5-12-1-16 1-17 5-11 6-8 9-2 7 1 5 3 5 7 3 8h12l-4-13-7-9-10-7-11-2-14 3-11 10-7 16-2 21 2 21 7 15 11 9 14 4 13-3 10-7 7-12 4-16zm15 35h12v-44h37v44h13v-94h-13v39h-37v-39h-12zm83 94h59v-11h-47v-32h42v-11h-42v-28h46v-12h-58zm131 59-3 11-4 8-7 6-7 1-8-2-7-7-5-12-1-16 1-17 5-11 6-8 9-2 7 1 5 3 4 7 4 8h12l-4-13-7-9-10-7-11-2-14 3-11 10-7 16-2 21 2 21 7 15 11 9 14 4 13-3 10-7 7-12 4-16zm17 35h12v-33l11-12 31 45h15l-37-54 36-40h-17l-39 44v-44h-12zm81 94h59v-11h-47v-32h42v-11h-42v-28h46v-12h-58zm109 0h-31v94h31l14-3 11-9 7-15 3-19-3-21-3-8-3-6-11-10-7-2zm-9 11 10 2 7 6 4 11 2 17-2 15-4 11-7 7-10 2h-17v-71zm196 31 9-7 3-5v-7l-1-10-5-7-9-5-11-2h-34v94h35l13-2 9-5 6-9 2-12-1-8-4-6-5-5zm-24-8h-18v-27h19l7 1 5 2 4 5 1 5-2 7-3 4-5 3zm-5 44h-21v-33h19l9 2 6 3 3 4 2 7-2 8-2 4-6 4zm77 12v-38l31-56h-14l-23 45-23-45h-16l32 57v37zm77 0h19v-20h-19zm0-32h19v-20h-19z">
          <text:p/>
        </draw:path>
        <draw:path draw:style-name="style1" draw:layer="layout" svg:width="0.362cm" svg:height="0.092cm" svg:x="14.718cm" svg:y="16.338cm" svg:viewBox="0 0 363 93" svg:d="m31 1h-31v92h31l14-3 12-8 6-15 2-20-1-21-3-7-4-7-11-9-7-2zm-9 11 10 1 7 7 4 11 1 16-1 15-4 11-7 7-10 2h-18v-70zm59 81h12l10-27h37l10 27h13l-35-93h-13zm-8 55 15-42 14 42zm61 38h12v-81h28v-11h-68v11h28zm59 81h58v-11h-46v-31h41v-11h-41v-28h45v-11h-57zm99 92h18v-20h-18zm0-32h18v-19h-18z">
          <text:p/>
        </draw:path>
        <draw:path draw:style-name="style1" draw:layer="layout" svg:width="0.927cm" svg:height="0.098cm" svg:x="14.718cm" svg:y="14.94cm" svg:viewBox="0 0 928 99" svg:d="m31 2h-31v94h31l14-3 12-9 6-15 2-19-1-21-3-8-4-6-11-9-7-3zm-9 11 10 2 7 6 4 11 1 17-1 15-4 11-7 7-10 2h-18v-71zm71 82h59v-11h-46v-32h42v-11h-42v-28h46v-12h-59zm88 63h-12l3 14 7 11 9 6 14 3 14-3 11-6 6-9 3-12-2-11-6-7-9-5-12-3-10-3-7-3-4-4-2-7 2-6 3-4 5-3 8-1 7 1 6 3 4 7 2 8h12v-1l-2-12-6-10-10-6-14-2-11 2-10 6-6 9-2 11 1 10 6 7 8 5 11 3 10 3 8 3 6 5 1 7-1 7-4 5-7 3-8 1-9-1-7-4-4-7zm94 10h-17v11h46v-11h-17v-71h17v-12h-46v12h17zm111 69 2 13h7v-51h-34v12h21v1l-1 12-4 9-7 6-9 2-8-2-7-7-5-13-2-16 1-16 5-12 8-8 9-2 7 1 5 4 4 7 3 8h13l-3-13-7-10-9-6-12-2-15 3-12 10-7 16-3 21 3 20 7 16 11 9 14 4 7-2 7-3 6-4zm31 6h11v-76l36 76h14v-94h-11v77l-36-77h-14zm83 94h59v-11h-47v-32h42v-11h-42v-28h46v-12h-58zm108 0h-31v94h31l15-3 11-9 6-15 3-19-2-21-3-8-3-6-11-9-7-3zm-9 11 10 2 7 6 4 11 1 17-1 15-4 11-7 7-10 2h-18v-71zm197 31 9-7 2-5 1-7-2-10-5-7-8-5-12-2h-33v94h35l12-2 10-5 5-9 2-12-1-8-3-6-5-5zm-25-8h-18v-27h20l7 1 5 2 3 5 1 5-1 7-3 4-6 3zm-5 44h-21v-33h20l9 2 6 3 3 4 1 7-1 8-3 5-6 3zm77 12v-38l31-56h-14l-22 45-24-45h-15l32 57v37zm77 0h19v-20h-19zm0-32h19v-20h-19z">
          <text:p/>
        </draw:path>
        <draw:path draw:style-name="style1" draw:layer="layout" svg:width="0.362cm" svg:height="0.092cm" svg:x="14.718cm" svg:y="15.408cm" svg:viewBox="0 0 363 93" svg:d="m31 1h-31v92h31l14-3 12-8 6-15 2-20-1-21-3-7-4-7-11-9-7-2zm-9 11 10 1 7 7 4 11 1 16-1 15-4 11-7 7-10 2h-18v-70zm59 81h12l10-27h37l10 27h13l-35-93h-13zm-8 55 15-42 14 42zm61 38h12v-81h28v-11h-68v11h28zm59 81h58v-11h-46v-31h41v-11h-41v-28h45v-11h-57zm99 92h18v-20h-18zm0-32h18v-19h-18z">
          <text:p/>
        </draw:path>
        <draw:path draw:style-name="style1" draw:layer="layout" svg:width="0.135cm" svg:height="0.155cm" svg:x="24.963cm" svg:y="18.346cm" svg:viewBox="0 0 136 156" svg:d="m0 156h20l17-46h62l16 46h21l-56-156h-23zm-13 92 24-69 24 69z">
          <text:p/>
        </draw:path>
        <draw:polygon draw:style-name="style1" draw:layer="layout" svg:width="0.134cm" svg:height="0.014cm" svg:x="25.738cm" svg:y="18.539cm" svg:viewBox="0 0 135 15" draw:points="0,0 0,15 135,15 135,0">
          <text:p/>
        </draw:polygon>
        <draw:path draw:style-name="style1" draw:layer="layout" svg:width="0.107cm" svg:height="0.154cm" svg:x="24.979cm" svg:y="17.933cm" svg:viewBox="0 0 108 155" svg:d="m80 71 16-13 4-8 1-12-3-16-9-12-14-8-19-2h-56v155h59l21-3 15-10 9-14 4-20-2-13-5-11-9-8zm-41-12h-31v-46h33l12 2 9 4 5 6 1 11-1 10-6 7-9 5zm-7 73h-37v-53h34l14 2 11 4 6 8 1 11-1 13-6 8-10 6z">
          <text:p/>
        </draw:path>
        <draw:polygon draw:style-name="style1" draw:layer="layout" svg:width="0.134cm" svg:height="0.015cm" svg:x="25.738cm" svg:y="18.125cm" svg:viewBox="0 0 135 16" draw:points="0,0 0,16 135,16 135,0">
          <text:p/>
        </draw:polygon>
        <draw:polygon draw:style-name="style1" draw:layer="layout" svg:width="0.112cm" svg:height="0.163cm" svg:x="24.975cm" svg:y="17.516cm" svg:viewBox="0 0 113 164" draw:points="92,101 87,121 80,134 69,142 57,145 43,141 31,129 24,109 22,82 24,55 31,34 43,23 57,18 68,20 77,27 85,37 89,51 111,51 104,30 92,13 76,3 57,0 34,5 16,21 4,47 0,82 4,117 16,143 34,159 57,164 78,160 95,148 107,128 113,101">
          <text:p/>
        </draw:polygon>
        <draw:polygon draw:style-name="style1" draw:layer="layout" svg:width="0.134cm" svg:height="0.015cm" svg:x="25.738cm" svg:y="17.712cm" svg:viewBox="0 0 135 16" draw:points="0,0 0,16 135,16 135,0">
          <text:p/>
        </draw:polygon>
        <draw:path draw:style-name="style1" draw:layer="layout" svg:width="0.109cm" svg:height="0.154cm" svg:x="24.979cm" svg:y="17.106cm" svg:viewBox="0 0 110 155" svg:d="m52 0h-52v155h52l24-5 18-15 12-24 4-33-4-34-4-14-6-11-18-14-12-4zm-15 18 17 3 11 10 7 19 3 27-3 26-7 18-12 11-16 3h-30v-117z">
          <text:p/>
        </draw:path>
        <draw:polygon draw:style-name="style1" draw:layer="layout" svg:width="0.134cm" svg:height="0.014cm" svg:x="25.738cm" svg:y="17.299cm" svg:viewBox="0 0 135 15" draw:points="0,0 0,15 135,15 135,0">
          <text:p/>
        </draw:polygon>
        <draw:polygon draw:style-name="style1" draw:layer="layout" svg:width="0.098cm" svg:height="0.154cm" svg:x="24.984cm" svg:y="16.693cm" svg:viewBox="0 0 99 155" draw:points="0,155 99,155 99,136 20,136 20,83 90,83 90,65 20,65 20,19 97,19 97,0 0,0">
          <text:p/>
        </draw:polygon>
        <draw:polygon draw:style-name="style1" draw:layer="layout" svg:width="0.134cm" svg:height="0.015cm" svg:x="25.738cm" svg:y="16.885cm" svg:viewBox="0 0 135 16" draw:points="0,0 0,16 135,16 135,0">
          <text:p/>
        </draw:polygon>
        <draw:polygon draw:style-name="style1" draw:layer="layout" svg:width="0.1cm" svg:height="0.154cm" svg:x="24.985cm" svg:y="16.28cm" svg:viewBox="0 0 101 155" draw:points="0,155 21,155 21,84 86,84 86,65 21,65 21,19 101,19 101,0 0,0">
          <text:p/>
        </draw:polygon>
        <draw:polygon draw:style-name="style1" draw:layer="layout" svg:width="0.134cm" svg:height="0.015cm" svg:x="25.738cm" svg:y="16.472cm" svg:viewBox="0 0 135 16" draw:points="0,0 0,16 135,16 135,0">
          <text:p/>
        </draw:polygon>
        <draw:polygon draw:style-name="style1" draw:layer="layout" svg:width="0.114cm" svg:height="0.163cm" svg:x="24.971cm" svg:y="15.862cm" svg:viewBox="0 0 115 164" draw:points="100,138 103,160 115,160 115,75 58,75 58,94 93,94 93,96 90,116 83,131 72,141 58,144 43,140 31,128 24,108 21,80 24,54 31,34 43,22 59,17 71,20 80,26 87,37 90,51 113,51 107,29 96,13 80,3 61,0 36,5 16,22 4,47 0,82 4,116 16,142 34,159 57,164 70,162 81,157 91,149">
          <text:p/>
        </draw:polygon>
        <draw:polygon draw:style-name="style1" draw:layer="layout" svg:width="0.134cm" svg:height="0.014cm" svg:x="25.738cm" svg:y="16.059cm" svg:viewBox="0 0 135 15" draw:points="0,0 0,15 135,15 135,0">
          <text:p/>
        </draw:polygon>
        <draw:polygon draw:style-name="style1" draw:layer="layout" svg:width="0.103cm" svg:height="0.154cm" svg:x="24.979cm" svg:y="15.453cm" svg:viewBox="0 0 104 155" draw:points="0,155 21,155 21,82 83,82 83,155 104,155 104,0 83,0 83,63 21,63 21,0 0,0">
          <text:p/>
        </draw:polygon>
        <draw:polygon draw:style-name="style1" draw:layer="layout" svg:width="0.134cm" svg:height="0.015cm" svg:x="25.738cm" svg:y="15.645cm" svg:viewBox="0 0 135 16" draw:points="0,0 0,16 135,16 135,0">
          <text:p/>
        </draw:polygon>
        <draw:polygon draw:style-name="style1" draw:layer="layout" svg:width="0.077cm" svg:height="0.154cm" svg:x="24.992cm" svg:y="15.04cm" svg:viewBox="0 0 78 155" draw:points="29,136 0,136 0,155 78,155 78,136 50,136 50,19 78,19 78,0 0,0 0,19 29,19">
          <text:p/>
        </draw:polygon>
        <draw:polygon draw:style-name="style1" draw:layer="layout" svg:width="0.134cm" svg:height="0.015cm" svg:x="25.738cm" svg:y="15.232cm" svg:viewBox="0 0 135 16" draw:points="0,0 0,16 135,16 135,0">
          <text:p/>
        </draw:polygon>
        <draw:g>
          <draw:polyline draw:style-name="style0" draw:layer="layout" svg:width="18.595cm" svg:height="0cm" svg:x="6.32cm" svg:y="8.572cm" svg:viewBox="0 0 18596 0" draw:points="0,0 18596,0 0,0">
            <text:p/>
          </draw:polyline>
          <draw:polyline draw:style-name="style0" draw:layer="layout" svg:width="18.595cm" svg:height="0cm" svg:x="6.32cm" svg:y="8.572cm" svg:viewBox="0 0 18596 0" draw:points="0,0 18596,0 0,0">
            <text:p/>
          </draw:polyline>
          <draw:polyline draw:style-name="style0" draw:layer="layout" svg:width="18.595cm" svg:height="0cm" svg:x="6.32cm" svg:y="6.091cm" svg:viewBox="0 0 18596 0" draw:points="0,0 18596,0 0,0">
            <text:p/>
          </draw:polyline>
          <draw:polyline draw:style-name="style0" draw:layer="layout" svg:width="0cm" svg:height="2.48cm" svg:x="6.32cm" svg:y="6.091cm" svg:viewBox="0 0 0 2481" draw:points="0,0 0,2481 0,0">
            <text:p/>
          </draw:polyline>
          <draw:polyline draw:style-name="style0" draw:layer="layout" svg:width="0cm" svg:height="2.48cm" svg:x="24.916cm" svg:y="6.091cm" svg:viewBox="0 0 0 2481" draw:points="0,0 0,2481 0,0">
            <text:p/>
          </draw:polyline>
          <draw:path draw:style-name="style0" draw:layer="layout" svg:width="0.17cm" svg:height="0.169cm" svg:x="12.588cm" svg:y="7.525cm" svg:viewBox="0 0 171 170" svg:d="m86 0c-48 0-86 38-86 85 0 47 38 85 86 85 46 0 85-38 85-85 0-47-39-85-85-85z">
            <text:p/>
          </draw:path>
          <draw:path draw:style-name="style0" draw:layer="layout" svg:width="0.169cm" svg:height="0.169cm" svg:x="18.105cm" svg:y="7.525cm" svg:viewBox="0 0 170 170" svg:d="m85 0c-47 0-85 38-85 85 0 47 38 85 85 85s85-38 85-85c0-47-38-85-85-85z">
            <text:p/>
          </draw:path>
          <draw:polyline draw:style-name="style0" draw:layer="layout" svg:width="18.595cm" svg:height="0cm" svg:x="6.32cm" svg:y="8.696cm" svg:viewBox="0 0 18596 0" draw:points="0,0 18596,0 0,0">
            <text:p/>
          </draw:polyline>
          <draw:polyline draw:style-name="style0" draw:layer="layout" svg:width="0cm" svg:height="0.123cm" svg:x="6.32cm" svg:y="8.572cm" svg:viewBox="0 0 0 124" draw:points="0,0 0,124 0,0">
            <text:p/>
          </draw:polyline>
          <draw:polyline draw:style-name="style0" draw:layer="layout" svg:width="0cm" svg:height="0.123cm" svg:x="24.916cm" svg:y="8.572cm" svg:viewBox="0 0 0 124" draw:points="0,0 0,124 0,0">
            <text:p/>
          </draw:polyline>
          <draw:polyline draw:style-name="style0" draw:layer="layout" svg:width="0cm" svg:height="0.123cm" svg:x="6.32cm" svg:y="5.968cm" svg:viewBox="0 0 0 124" draw:points="0,0 0,124 0,0">
            <text:p/>
          </draw:polyline>
          <draw:polyline draw:style-name="style0" draw:layer="layout" svg:width="0cm" svg:height="0.123cm" svg:x="24.916cm" svg:y="5.968cm" svg:viewBox="0 0 0 124" draw:points="0,0 0,124 0,0">
            <text:p/>
          </draw:polyline>
          <draw:polyline draw:style-name="style0" draw:layer="layout" svg:width="18.595cm" svg:height="0cm" svg:x="6.32cm" svg:y="5.968cm" svg:viewBox="0 0 18596 0" draw:points="0,0 18596,0 0,0">
            <text:p/>
          </draw:polyline>
        </draw:g>
        <draw:g>
          <draw:polyline draw:style-name="style0" draw:layer="layout" svg:width="1.456cm" svg:height="0cm" svg:x="3.365cm" svg:y="8.572cm" svg:viewBox="0 0 1457 0" draw:points="1457,0 0,0 1457,0">
            <text:p/>
          </draw:polyline>
          <draw:polyline draw:style-name="style0" draw:layer="layout" svg:width="0cm" svg:height="2.48cm" svg:x="4.822cm" svg:y="6.091cm" svg:viewBox="0 0 0 2481" draw:points="0,0 0,2481 0,0">
            <text:p/>
          </draw:polyline>
          <draw:polyline draw:style-name="style0" draw:layer="layout" svg:width="0.123cm" svg:height="0.123cm" svg:x="3.241cm" svg:y="8.572cm" svg:viewBox="0 0 124 124" draw:points="124,0 0,124 124,0">
            <text:p/>
          </draw:polyline>
          <draw:polyline draw:style-name="style0" draw:layer="layout" svg:width="0.123cm" svg:height="0.123cm" svg:x="3.117cm" svg:y="8.572cm" svg:viewBox="0 0 124 124" draw:points="124,124 0,0 124,124">
            <text:p/>
          </draw:polyline>
          <draw:polyline draw:style-name="style0" draw:layer="layout" svg:width="0cm" svg:height="2.48cm" svg:x="3.117cm" svg:y="6.091cm" svg:viewBox="0 0 0 2481" draw:points="0,2481 0,0 0,2481">
            <text:p/>
          </draw:polyline>
          <draw:polyline draw:style-name="style0" draw:layer="layout" svg:width="0.123cm" svg:height="0.123cm" svg:x="3.117cm" svg:y="5.968cm" svg:viewBox="0 0 124 124" draw:points="0,124 124,0 0,124">
            <text:p/>
          </draw:polyline>
          <draw:polyline draw:style-name="style0" draw:layer="layout" svg:width="0.123cm" svg:height="0.123cm" svg:x="3.241cm" svg:y="5.968cm" svg:viewBox="0 0 124 124" draw:points="0,0 124,124 0,0">
            <text:p/>
          </draw:polyline>
          <draw:polyline draw:style-name="style0" draw:layer="layout" svg:width="1.456cm" svg:height="0cm" svg:x="3.365cm" svg:y="6.091cm" svg:viewBox="0 0 1457 0" draw:points="0,0 1457,0 0,0">
            <text:p/>
          </draw:polyline>
          <draw:polyline draw:style-name="style0" draw:layer="layout" svg:width="0cm" svg:height="2.169cm" svg:x="4.667cm" svg:y="6.247cm" svg:viewBox="0 0 0 2170" draw:points="0,2170 0,0 0,2170">
            <text:p/>
          </draw:polyline>
          <draw:polyline draw:style-name="style0" draw:layer="layout" svg:width="1.393cm" svg:height="0cm" svg:x="3.273cm" svg:y="6.247cm" svg:viewBox="0 0 1394 0" draw:points="1394,0 0,0 1394,0">
            <text:p/>
          </draw:polyline>
          <draw:polyline draw:style-name="style0" draw:layer="layout" svg:width="0cm" svg:height="2.169cm" svg:x="3.273cm" svg:y="6.247cm" svg:viewBox="0 0 0 2170" draw:points="0,0 0,2170 0,0">
            <text:p/>
          </draw:polyline>
          <draw:polyline draw:style-name="style0" draw:layer="layout" svg:width="1.393cm" svg:height="0cm" svg:x="3.273cm" svg:y="8.417cm" svg:viewBox="0 0 1394 0" draw:points="0,0 1394,0 0,0">
            <text:p/>
          </draw:polyline>
        </draw:g>
        <draw:g>
          <draw:polyline draw:style-name="style0" draw:layer="layout" svg:width="6.574cm" svg:height="1.762cm" svg:x="4.099cm" svg:y="14.56cm" svg:viewBox="0 0 6575 1763" draw:points="0,1763 6575,0 0,1763">
            <text:p/>
          </draw:polyline>
          <draw:polyline draw:style-name="style0" draw:layer="layout" svg:width="0.514cm" svg:height="0.137cm" svg:x="3.584cm" svg:y="16.184cm" svg:viewBox="0 0 515 138" draw:points="515,138 0,0 515,138">
            <text:p/>
          </draw:polyline>
          <draw:polyline draw:style-name="style0" draw:layer="layout" svg:width="6.574cm" svg:height="1.762cm" svg:x="4.099cm" svg:y="13.365cm" svg:viewBox="0 0 6575 1763" draw:points="0,1763 6575,0 0,1763">
            <text:p/>
          </draw:polyline>
          <draw:polyline draw:style-name="style0" draw:layer="layout" svg:width="0cm" svg:height="1.194cm" svg:x="4.099cm" svg:y="15.127cm" svg:viewBox="0 0 0 1195" draw:points="0,0 0,1195 0,0">
            <text:p/>
          </draw:polyline>
          <draw:polyline draw:style-name="style0" draw:layer="layout" svg:width="0cm" svg:height="1.195cm" svg:x="10.674cm" svg:y="13.365cm" svg:viewBox="0 0 0 1196" draw:points="0,0 0,1196 0,0">
            <text:p/>
          </draw:polyline>
          <draw:path draw:style-name="style0" draw:layer="layout" svg:width="0.018cm" svg:height="0.032cm" svg:x="6.356cm" svg:y="15.216cm" svg:viewBox="0 0 19 33" svg:d="m19 33c0-8-2-16-6-21-3-6-8-10-13-12">
            <text:p/>
          </draw:path>
          <draw:path draw:style-name="style0" draw:layer="layout" svg:width="0.04cm" svg:height="0.082cm" svg:x="6.315cm" svg:y="15.215cm" svg:viewBox="0 0 41 83" svg:d="m41 1c-7-2-16 0-23 6-7 6-13 16-16 27-3 11-3 23 1 31 3 10 9 16 16 18">
            <text:p/>
          </draw:path>
          <draw:path draw:style-name="style0" draw:layer="layout" svg:width="0.04cm" svg:height="0.049cm" svg:x="6.334cm" svg:y="15.249cm" svg:viewBox="0 0 41 50" svg:d="m0 49c5 1 9 1 15-1 4-3 9-6 13-11 4-5 8-11 9-17 3-7 4-14 4-20">
            <text:p/>
          </draw:path>
          <draw:path draw:style-name="style0" draw:layer="layout" svg:width="0.018cm" svg:height="0.032cm" svg:x="8.307cm" svg:y="14.693cm" svg:viewBox="0 0 19 33" svg:d="m19 33c0-9-2-16-5-22s-8-10-14-11">
            <text:p/>
          </draw:path>
          <draw:path draw:style-name="style0" draw:layer="layout" svg:width="0.04cm" svg:height="0.083cm" svg:x="8.265cm" svg:y="14.693cm" svg:viewBox="0 0 41 84" svg:d="m41 1c-7-2-16 0-23 7-7 6-13 16-16 26-3 12-3 23 1 32 3 9 8 16 16 18">
            <text:p/>
          </draw:path>
          <draw:path draw:style-name="style0" draw:layer="layout" svg:width="0.04cm" svg:height="0.049cm" svg:x="8.285cm" svg:y="14.726cm" svg:viewBox="0 0 41 50" svg:d="m0 49c4 2 9 1 14-1 5-2 10-5 14-11 3-4 7-10 9-17 3-7 4-14 4-20">
            <text:p/>
          </draw:path>
          <draw:polyline draw:style-name="style0" draw:layer="layout" svg:width="0.11cm" svg:height="0.029cm" svg:x="3.54cm" svg:y="16.202cm" svg:viewBox="0 0 111 30" draw:points="0,30 111,0 0,30">
            <text:p/>
          </draw:polyline>
          <draw:polyline draw:style-name="style0" draw:layer="layout" svg:width="0.043cm" svg:height="0.047cm" svg:x="3.54cm" svg:y="16.184cm" svg:viewBox="0 0 44 48" draw:points="44,0 0,48 44,0">
            <text:p/>
          </draw:polyline>
          <draw:polyline draw:style-name="style0" draw:layer="layout" svg:width="0.043cm" svg:height="0.071cm" svg:x="3.496cm" svg:y="16.161cm" svg:viewBox="0 0 44 72" draw:points="44,72 0,0 44,72">
            <text:p/>
          </draw:polyline>
          <draw:polyline draw:style-name="style0" draw:layer="layout" svg:width="0cm" svg:height="1.194cm" svg:x="3.496cm" svg:y="14.966cm" svg:viewBox="0 0 0 1195" draw:points="0,1195 0,0 0,1195">
            <text:p/>
          </draw:polyline>
          <draw:polyline draw:style-name="style0" draw:layer="layout" svg:width="0.043cm" svg:height="0.047cm" svg:x="3.496cm" svg:y="14.918cm" svg:viewBox="0 0 44 48" draw:points="0,48 44,0 0,48">
            <text:p/>
          </draw:polyline>
          <draw:polyline draw:style-name="style0" draw:layer="layout" svg:width="0.043cm" svg:height="0.071cm" svg:x="3.54cm" svg:y="14.918cm" svg:viewBox="0 0 44 72" draw:points="0,0 44,72 0,0">
            <text:p/>
          </draw:polyline>
          <draw:polyline draw:style-name="style0" draw:layer="layout" svg:width="0.514cm" svg:height="0.137cm" svg:x="3.584cm" svg:y="14.989cm" svg:viewBox="0 0 515 138" draw:points="0,0 515,138 0,0">
            <text:p/>
          </draw:polyline>
          <draw:polyline draw:style-name="style0" draw:layer="layout" svg:width="0cm" svg:height="1.045cm" svg:x="4.044cm" svg:y="15.187cm" svg:viewBox="0 0 0 1046" draw:points="0,1046 0,0 0,1046">
            <text:p/>
          </draw:polyline>
          <draw:polyline draw:style-name="style0" draw:layer="layout" svg:width="0.492cm" svg:height="0.131cm" svg:x="3.551cm" svg:y="15.055cm" svg:viewBox="0 0 493 132" draw:points="493,132 0,0 493,132">
            <text:p/>
          </draw:polyline>
          <draw:polyline draw:style-name="style0" draw:layer="layout" svg:width="0cm" svg:height="1.045cm" svg:x="3.551cm" svg:y="15.055cm" svg:viewBox="0 0 0 1046" draw:points="0,0 0,1046 0,0">
            <text:p/>
          </draw:polyline>
          <draw:polyline draw:style-name="style0" draw:layer="layout" svg:width="0.492cm" svg:height="0.131cm" svg:x="3.551cm" svg:y="16.101cm" svg:viewBox="0 0 493 132" draw:points="0,0 493,132 0,0">
            <text:p/>
          </draw:polyline>
          <draw:polyline draw:style-name="style0" draw:layer="layout" svg:width="0.043cm" svg:height="0.071cm" svg:x="10.115cm" svg:y="13.156cm" svg:viewBox="0 0 44 72" draw:points="0,0 44,72 0,0">
            <text:p/>
          </draw:polyline>
          <draw:polyline draw:style-name="style0" draw:layer="layout" svg:width="0.515cm" svg:height="0.137cm" svg:x="10.158cm" svg:y="13.227cm" svg:viewBox="0 0 516 138" draw:points="0,0 516,138 0,0">
            <text:p/>
          </draw:polyline>
          <draw:polyline draw:style-name="style0" draw:layer="layout" svg:width="6.574cm" svg:height="1.762cm" svg:x="3.584cm" svg:y="13.227cm" svg:viewBox="0 0 6575 1763" draw:points="0,1763 6575,0 0,1763">
            <text:p/>
          </draw:polyline>
          <draw:path draw:style-name="style0" draw:layer="layout" svg:width="0.004cm" svg:height="0.017cm" svg:x="6.315cm" svg:y="15.241cm" svg:viewBox="0 0 5 18" svg:d="m0 18c2-6 4-12 5-18">
            <text:p/>
          </draw:path>
          <draw:path draw:style-name="style0" draw:layer="layout" svg:width="0.004cm" svg:height="0.018cm" svg:x="8.266cm" svg:y="14.718cm" svg:viewBox="0 0 5 19" svg:d="m0 19c2-6 4-12 5-19">
            <text:p/>
          </draw:path>
          <draw:polyline draw:style-name="style0" draw:layer="layout" svg:width="6.573cm" svg:height="1.762cm" svg:x="3.54cm" svg:y="13.156cm" svg:viewBox="0 0 6574 1763" draw:points="0,1763 6574,0 0,1763">
            <text:p/>
          </draw:polyline>
          <draw:polyline draw:style-name="style0" draw:layer="layout" svg:width="0.492cm" svg:height="0.131cm" svg:x="3.551cm" svg:y="15.968cm" svg:viewBox="0 0 493 132" draw:points="0,132 493,0 0,132">
            <text:p/>
          </draw:polyline>
        </draw:g>
        <draw:g>
          <draw:polygon draw:style-name="style2" draw:layer="layout" svg:width="0.377cm" svg:height="0.618cm" svg:x="24.055cm" svg:y="16.82cm" svg:viewBox="0 0 378 619" draw:points="0,0 0,619 138,619 138,377 236,377 236,282 138,282 138,178 378,178 378,1">
            <text:p/>
          </draw:polygon>
          <draw:path draw:style-name="style3" draw:layer="layout" svg:width="0.545cm" svg:height="0.545cm" svg:x="24.235cm" svg:y="16.952cm" svg:viewBox="0 0 546 546" svg:d="m434 53-80 46-35-12-34-87-53 2-24 91-34 16-85-37-36 39 46 81-12 35-87 34 3 53 90 24 16 34-37 85 39 36 81-46 35 13 34 86 53-4 24-89 34-16 85 37 36-39-46-80 12-37 87-33-3-53-90-24-16-34 37-85zm-160 96 17 9 14 13 11 16 8 17 6 18v19l-3 19-5 18-10 17-13 14-15 11-18 9-19 4-18 1-19-2-18-6-17-10-14-13-11-15-9-18-4-18-1-20 2-18 6-18 10-17 13-14 15-11 18-9 18-4 20-1 18 2z">
            <text:p/>
          </draw:path>
        </draw:g>
        <draw:path draw:style-name="style1" draw:layer="layout" svg:width="0.811cm" svg:height="0.183cm" svg:x="23.74cm" svg:y="17.924cm" svg:viewBox="0 0 812 184" svg:d="m0 124 22-3c1 10 4 17 7 22 4 6 10 11 18 14s17 6 27 6c9 0 17-2 24-4 7-3 12-7 15-11 4-5 5-10 5-16 0-5-1-10-4-14-4-4-9-8-17-11-4-1-15-4-31-8s-28-8-35-12c-8-4-14-9-18-16-4-7-7-14-7-22 0-9 3-18 8-25 5-8 13-14 22-18 10-4 21-6 33-6 13 0 25 2 35 6s18 11 23 19 8 18 9 28l-23 2c-1-11-5-20-12-26s-18-9-31-9c-14 0-25 3-31 9s-10 11-10 18c0 7 2 12 7 16s16 8 36 13c18 4 32 8 39 11 10 5 18 11 23 18 5 8 7 16 7 26 0 9-3 18-8 26-5 9-13 15-23 20s-22 7-35 7c-16 0-29-3-40-7s-19-12-26-22c-6-9-9-20-9-31zm174 57v-178h24v73h92v-73h23v178h-23v-84h-92v84zm155 0v-178h128v21h-104v54h98v21h-98v61h109v21zm32 0v-178h129v21h-105v54h98v21h-98v61h109v21zm78 0v-157h-58v-21h141v21h-60v157z">
          <text:p/>
        </draw:path>
        <draw:frame draw:style-name="gr1" draw:text-style-name="P1" draw:layer="layout" svg:width="3.572cm" svg:height="0.569cm" svg:x="14.731cm" svg:y="14.97cm">
          <draw:text-box>
            <text:p text:style-name="P1">Marshall Taylor</text:p>
          </draw:text-box>
        </draw:frame>
        <draw:frame draw:style-name="gr2" draw:text-style-name="P1" draw:layer="layout" svg:width="2.144cm" svg:height="0.569cm" svg:x="14.731cm" svg:y="15.366cm">
          <draw:text-box>
            <text:p text:style-name="P1">Oct 1, 2015</text:p>
          </draw:text-box>
        </draw:frame>
        <draw:frame draw:style-name="gr3" draw:text-style-name="P2" draw:layer="layout" svg:width="7.62cm" svg:height="1.361cm" svg:x="17.589cm" svg:y="15.117cm">
          <draw:text-box>
            <text:p text:style-name="P2">Stepoko Mounting Holes</text:p>
          </draw:text-box>
        </draw:frame>
        <draw:line draw:style-name="gr4" draw:text-style-name="P3" draw:layer="layout" svg:x1="17.493cm" svg:y1="6.925cm" svg:x2="18.128cm" svg:y2="7.559cm">
          <text:p/>
        </draw:line>
        <draw:line draw:style-name="gr5" draw:text-style-name="P3" draw:layer="layout" svg:x1="16.223cm" svg:y1="6.925cm" svg:x2="17.493cm" svg:y2="6.925cm">
          <text:p/>
        </draw:line>
        <draw:frame draw:style-name="gr6" draw:text-style-name="P4" draw:layer="layout" svg:width="2.778cm" svg:height="0.53cm" svg:x="14.953cm" svg:y="6.474cm">
          <draw:text-box>
            <text:p text:style-name="P4"><text:span text:style-name="T1">Drill and Tap for M6</text:span></text:p>
          </draw:text-box>
        </draw:frame>
        <draw:line draw:style-name="gr4" draw:text-style-name="P3" draw:layer="layout" svg:x1="11.984cm" svg:y1="6.917cm" svg:x2="12.619cm" svg:y2="7.551cm">
          <text:p/>
        </draw:line>
        <draw:line draw:style-name="gr5" draw:text-style-name="P3" draw:layer="layout" svg:x1="10.714cm" svg:y1="6.917cm" svg:x2="11.984cm" svg:y2="6.917cm">
          <text:p/>
        </draw:line>
        <draw:frame draw:style-name="gr6" draw:text-style-name="P4" draw:layer="layout" svg:width="2.778cm" svg:height="0.53cm" svg:x="9.444cm" svg:y="6.466cm">
          <draw:text-box>
            <text:p text:style-name="P4"><text:span text:style-name="T1">Drill and Tap for M6</text:span></text:p>
          </draw:text-box>
        </draw:frame>
        <draw:line draw:style-name="gr5" draw:text-style-name="P3" draw:layer="layout" svg:x1="12.668cm" svg:y1="7.746cm" svg:x2="12.668cm" svg:y2="9.096cm">
          <text:p/>
        </draw:line>
        <draw:line draw:style-name="gr5" draw:text-style-name="P3" draw:layer="layout" svg:x1="18.188cm" svg:y1="7.743cm" svg:x2="18.188cm" svg:y2="9.597cm">
          <text:p/>
        </draw:line>
        <draw:line draw:style-name="gr7" draw:text-style-name="P3" draw:layer="layout" svg:x1="6.318cm" svg:y1="9.016cm" svg:x2="12.668cm" svg:y2="9.016cm">
          <text:p/>
        </draw:line>
        <draw:line draw:style-name="gr7" draw:text-style-name="P3" draw:layer="layout" svg:x1="6.309cm" svg:y1="9.509cm" svg:x2="18.171cm" svg:y2="9.509cm">
          <text:p/>
        </draw:line>
        <draw:line draw:style-name="gr5" draw:text-style-name="P3" draw:layer="layout" svg:x1="6.318cm" svg:y1="8.778cm" svg:x2="6.318cm" svg:y2="9.591cm">
          <text:p/>
        </draw:line>
        <draw:line draw:style-name="gr7" draw:text-style-name="P3" draw:layer="layout" svg:x1="6.08cm" svg:y1="8.54cm" svg:x2="6.081cm" svg:y2="7.604cm">
          <text:p/>
        </draw:line>
        <draw:line draw:style-name="gr5" draw:text-style-name="P3" draw:layer="layout" svg:x1="6.238cm" svg:y1="8.54cm" svg:x2="6cm" svg:y2="8.54cm">
          <text:p/>
        </draw:line>
        <draw:line draw:style-name="gr5" draw:text-style-name="P3" draw:layer="layout" svg:x1="12.521cm" svg:y1="7.606cm" svg:x2="6.012cm" svg:y2="7.606cm">
          <text:p/>
        </draw:line>
        <draw:line draw:style-name="gr5" draw:text-style-name="P3" draw:layer="layout" svg:x1="18.07cm" svg:y1="7.607cm" svg:x2="12.831cm" svg:y2="7.607cm">
          <text:p/>
        </draw:line>
        <draw:line draw:style-name="gr5" draw:text-style-name="P3" draw:layer="layout" svg:x1="12.677cm" svg:y1="7.578cm" svg:x2="12.677cm" svg:y2="7.641cm">
          <text:p/>
        </draw:line>
        <draw:line draw:style-name="gr5" draw:text-style-name="P3" draw:layer="layout" svg:x1="12.645cm" svg:y1="7.61cm" svg:x2="12.708cm" svg:y2="7.61cm">
          <text:p/>
        </draw:line>
        <draw:line draw:style-name="gr5" draw:text-style-name="P3" draw:layer="layout" svg:x1="18.19cm" svg:y1="7.577cm" svg:x2="18.19cm" svg:y2="7.64cm">
          <text:p/>
        </draw:line>
        <draw:line draw:style-name="gr5" draw:text-style-name="P3" draw:layer="layout" svg:x1="18.158cm" svg:y1="7.609cm" svg:x2="18.221cm" svg:y2="7.609cm">
          <text:p/>
        </draw:line>
        <draw:frame draw:style-name="gr6" draw:text-style-name="P4" draw:layer="layout" svg:width="1.298cm" svg:height="0.53cm" svg:x="5.039cm" svg:y="7.786cm">
          <draw:text-box>
            <text:p text:style-name="P4"><text:span text:style-name="T1">31mm</text:span></text:p>
          </draw:text-box>
        </draw:frame>
        <draw:frame draw:style-name="gr6" draw:text-style-name="P4" draw:layer="layout" svg:width="1.449cm" svg:height="0.53cm" svg:x="8.951cm" svg:y="8.904cm">
          <draw:text-box>
            <text:p text:style-name="P4"><text:span text:style-name="T1">205mm</text:span></text:p>
          </draw:text-box>
        </draw:frame>
        <draw:frame draw:style-name="gr6" draw:text-style-name="P4" draw:layer="layout" svg:width="1.449cm" svg:height="0.53cm" svg:x="12.46cm" svg:y="9.448cm">
          <draw:text-box>
            <text:p text:style-name="P4"><text:span text:style-name="T1">383mm</text:span></text:p>
          </draw:text-box>
        </draw:frame>
        <draw:rect draw:style-name="gr8" draw:text-style-name="P3" draw:layer="layout" svg:width="25.94cm" svg:height="18.097cm" svg:x="1cm" svg:y="1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yle0" style:family="graphic" style:parent-style-name="standard">
      <style:graphic-properties draw:stroke="solid" svg:stroke-width="0cm" svg:stroke-color="#000000" svg:stroke-opacity="100%" draw:fill="none"/>
    </style:style>
    <style:style style:name="style1" style:family="graphic" style:parent-style-name="standard">
      <style:graphic-properties draw:stroke="none" draw:fill="solid" draw:fill-color="#000000"/>
    </style:style>
    <style:style style:name="style2" style:family="graphic" style:parent-style-name="standard">
      <style:graphic-properties draw:stroke="solid" svg:stroke-width="0cm" svg:stroke-color="#370700" svg:stroke-opacity="100%" draw:fill="none"/>
    </style:style>
    <style:style style:name="gradient0" style:family="graphic" style:parent-style-name="standard">
      <style:graphic-properties draw:fill="gradient" draw:textarea-horizontal-align="center" draw:textarea-vertical-align="middle"/>
    </style:style>
    <style:style style:name="style3" style:family="graphic" style:parent-style-name="standard">
      <style:graphic-properties draw:stroke="solid" svg:stroke-width="0cm" svg:stroke-color="#000137" svg:stroke-opacity="100%" draw:fill="none"/>
    </style:style>
    <style:style style:name="gradient1" style:family="graphic" style:parent-style-name="standard">
      <style:graphic-properties draw:fill="gradient" draw:textarea-horizontal-align="center" draw:textarea-vertical-align="middl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meta:initial-creator>unknown</meta:initial-creator>
    <meta:creation-date/>
    <dc:format>image/svg+xml</dc:format>
    <meta:editing-cycles>3</meta:editing-cycles>
    <meta:editing-duration>PT1H19S</meta:editing-duration>
    <dc:date>2015-10-01T12:45:36.89</dc:date>
    <dc:creator>Marshall Taylor</dc:creator>
    <meta:document-statistic meta:object-count="199"/>
    <meta:user-defined meta:name="Info 1"/>
    <meta:user-defined meta:name="Info 2"/>
    <meta:user-defined meta:name="Info 3"/>
    <meta:user-defined meta:name="Info 4"/>
  </office:meta>
</office:document-meta>
</file>